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imulation_gmid_analysis" table:style-name="ta1">
        <table:shapes>
          <draw:frame draw:z-index="0" draw:style-name="gr1" draw:text-style-name="P1" svg:width="159.98mm" svg:height="90.04mm" svg:x="162.81mm" svg:y="40.31mm">
            <draw:object draw:notify-on-update-of-ranges="simulation_gmid_analysis.B1:simulation_gmid_analysis.B1 simulation_gmid_analysis.B2:simulation_gmid_analysis.B27 simulation_gmid_analysis.C1:simulation_gmid_analysis.C1 simulation_gmid_analysis.C2:simulation_gmid_analysis.C27 simulation_gmid_analysis.B1:simulation_gmid_analysis.B1 simulation_gmid_analysis.E2:simulation_gmid_analysis.E27 simulation_gmid_analysis.F1:simulation_gmid_analysis.F1 simulation_gmid_analysis.F2:simulation_gmid_analysis.F27 simulation_gmid_analysis.B1:simulation_gmid_analysis.B1 simulation_gmid_analysis.H2:simulation_gmid_analysis.H27 simulation_gmid_analysis.I1:simulation_gmid_analysis.I1 simulation_gmid_analysis.I2:simulation_gmid_analysis.I27 simulation_gmid_analysis.B1:simulation_gmid_analysis.B1 simulation_gmid_analysis.K2:simulation_gmid_analysis.K27 simulation_gmid_analysis.L1:simulation_gmid_analysis.L1 simulation_gmid_analysis.L2:simulation_gmid_analysis.L27 simulation_gmid_analysis.B1:simulation_gmid_analysis.B1 simulation_gmid_analysis.N2:simulation_gmid_analysis.N27 simulation_gmid_analysis.O1:simulation_gmid_analysis.O1 simulation_gmid_analysis.O2:simulation_gmid_analysis.O27 simulation_gmid_analysis.B1:simulation_gmid_analysis.B1 simulation_gmid_analysis.Q2:simulation_gmid_analysis.Q27 simulation_gmid_analysis.R1:simulation_gmid_analysis.R1 simulation_gmid_analysis.R2:simulation_gmid_analysis.R27 simulation_gmid_analysis.B1:simulation_gmid_analysis.B1 simulation_gmid_analysis.T2:simulation_gmid_analysis.T27 simulation_gmid_analysis.U1:simulation_gmid_analysis.U1 simulation_gmid_analysis.U2:simulation_gmid_analysis.U27 simulation_gmid_analysis.B1:simulation_gmid_analysis.B1 simulation_gmid_analysis.W2:simulation_gmid_analysis.W27 simulation_gmid_analysis.X1:simulation_gmid_analysis.X1 simulation_gmid_analysis.X2:simulation_gmid_analysis.X27 simulation_gmid_analysis.B1:simulation_gmid_analysis.B1 simulation_gmid_analysis.Z2:simulation_gmid_analysis.Z27 simulation_gmid_analysis.AA1:simulation_gmid_analysis.AA1 simulation_gmid_analysis.AA2:simulation_gmid_analysis.AA27 simulation_gmid_analysis.B1:simulation_gmid_analysis.B1 simulation_gmid_analysis.AC2:simulation_gmid_analysis.AC27 simulation_gmid_analysis.AD1:simulation_gmid_analysis.AD1 simulation_gmid_analysis.AD2:simulation_gmid_analysis.A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13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18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25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35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50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700n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1.5u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2u</text:p>
          </table:table-cell>
          <table:table-cell/>
          <table:table-cell office:value-type="string" calcext:value-type="string">
            <text:p>Veff</text:p>
          </table:table-cell>
          <table:table-cell office:value-type="string" calcext:value-type="string">
            <text:p>3u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A2]-0.300577" office:value-type="float" office:value="-0.250577" calcext:value-type="float">
            <text:p>-0.250577</text:p>
          </table:table-cell>
          <table:table-cell office:value-type="float" office:value="27.49191" calcext:value-type="float">
            <text:p>27.49191</text:p>
          </table:table-cell>
          <table:table-cell office:value-type="float" office:value="0.05" calcext:value-type="float">
            <text:p>0.05</text:p>
          </table:table-cell>
          <table:table-cell table:formula="of:=[.D2]-0.367686" office:value-type="float" office:value="-0.317686" calcext:value-type="float">
            <text:p>-0.317686</text:p>
          </table:table-cell>
          <table:table-cell office:value-type="float" office:value="27.49196" calcext:value-type="float">
            <text:p>27.49196</text:p>
          </table:table-cell>
          <table:table-cell office:value-type="float" office:value="0.05" calcext:value-type="float">
            <text:p>0.05</text:p>
          </table:table-cell>
          <table:table-cell table:formula="of:=[.G2]-0.381783" office:value-type="float" office:value="-0.331783" calcext:value-type="float">
            <text:p>-0.331783</text:p>
          </table:table-cell>
          <table:table-cell office:value-type="float" office:value="27.49202" calcext:value-type="float">
            <text:p>27.49202</text:p>
          </table:table-cell>
          <table:table-cell office:value-type="float" office:value="0.05" calcext:value-type="float">
            <text:p>0.05</text:p>
          </table:table-cell>
          <table:table-cell table:formula="of:=[.J2]-0.386099" office:value-type="float" office:value="-0.336099" calcext:value-type="float">
            <text:p>-0.336099</text:p>
          </table:table-cell>
          <table:table-cell office:value-type="float" office:value="27.49206" calcext:value-type="float">
            <text:p>27.49206</text:p>
          </table:table-cell>
          <table:table-cell office:value-type="float" office:value="0.05" calcext:value-type="float">
            <text:p>0.05</text:p>
          </table:table-cell>
          <table:table-cell table:formula="of:=[.M2]-0.387584" office:value-type="float" office:value="-0.337584" calcext:value-type="float">
            <text:p>-0.337584</text:p>
          </table:table-cell>
          <table:table-cell office:value-type="float" office:value="27.4915" calcext:value-type="float">
            <text:p>27.4915</text:p>
          </table:table-cell>
          <table:table-cell office:value-type="float" office:value="0.05" calcext:value-type="float">
            <text:p>0.05</text:p>
          </table:table-cell>
          <table:table-cell table:formula="of:=[.P2]-0.387987" office:value-type="float" office:value="-0.337987" calcext:value-type="float">
            <text:p>-0.337987</text:p>
          </table:table-cell>
          <table:table-cell office:value-type="float" office:value="27.48863" calcext:value-type="float">
            <text:p>27.48863</text:p>
          </table:table-cell>
          <table:table-cell office:value-type="float" office:value="0.05" calcext:value-type="float">
            <text:p>0.05</text:p>
          </table:table-cell>
          <table:table-cell table:formula="of:=[.S2]-0.38806" office:value-type="float" office:value="-0.33806" calcext:value-type="float">
            <text:p>-0.33806</text:p>
          </table:table-cell>
          <table:table-cell office:value-type="float" office:value="27.47812" calcext:value-type="float">
            <text:p>27.47812</text:p>
          </table:table-cell>
          <table:table-cell office:value-type="float" office:value="0.05" calcext:value-type="float">
            <text:p>0.05</text:p>
          </table:table-cell>
          <table:table-cell table:formula="of:=[.V2]-0.388047" office:value-type="float" office:value="-0.338047" calcext:value-type="float">
            <text:p>-0.338047</text:p>
          </table:table-cell>
          <table:table-cell office:value-type="float" office:value="27.44668" calcext:value-type="float">
            <text:p>27.44668</text:p>
          </table:table-cell>
          <table:table-cell office:value-type="float" office:value="0.05" calcext:value-type="float">
            <text:p>0.05</text:p>
          </table:table-cell>
          <table:table-cell table:formula="of:=[.Y2]-0.388035" office:value-type="float" office:value="-0.338035" calcext:value-type="float">
            <text:p>-0.338035</text:p>
          </table:table-cell>
          <table:table-cell office:value-type="float" office:value="27.33186" calcext:value-type="float">
            <text:p>27.33186</text:p>
          </table:table-cell>
          <table:table-cell office:value-type="float" office:value="0.05" calcext:value-type="float">
            <text:p>0.05</text:p>
          </table:table-cell>
          <table:table-cell table:formula="of:=[.AB2]-0.388023" office:value-type="float" office:value="-0.338023" calcext:value-type="float">
            <text:p>-0.338023</text:p>
          </table:table-cell>
          <table:table-cell office:value-type="float" office:value="26.43413" calcext:value-type="float">
            <text:p>26.434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3]-0.300577" office:value-type="float" office:value="-0.200577" calcext:value-type="float">
            <text:p>-0.200577</text:p>
          </table:table-cell>
          <table:table-cell office:value-type="float" office:value="27.02463" calcext:value-type="float">
            <text:p>27.02463</text:p>
          </table:table-cell>
          <table:table-cell office:value-type="float" office:value="0.1" calcext:value-type="float">
            <text:p>0.1</text:p>
          </table:table-cell>
          <table:table-cell table:formula="of:=[.D3]-0.367686" office:value-type="float" office:value="-0.267686" calcext:value-type="float">
            <text:p>-0.267686</text:p>
          </table:table-cell>
          <table:table-cell office:value-type="float" office:value="27.02468" calcext:value-type="float">
            <text:p>27.02468</text:p>
          </table:table-cell>
          <table:table-cell office:value-type="float" office:value="0.1" calcext:value-type="float">
            <text:p>0.1</text:p>
          </table:table-cell>
          <table:table-cell table:formula="of:=[.G3]-0.381783" office:value-type="float" office:value="-0.281783" calcext:value-type="float">
            <text:p>-0.281783</text:p>
          </table:table-cell>
          <table:table-cell office:value-type="float" office:value="27.02474" calcext:value-type="float">
            <text:p>27.02474</text:p>
          </table:table-cell>
          <table:table-cell office:value-type="float" office:value="0.1" calcext:value-type="float">
            <text:p>0.1</text:p>
          </table:table-cell>
          <table:table-cell table:formula="of:=[.J3]-0.386099" office:value-type="float" office:value="-0.286099" calcext:value-type="float">
            <text:p>-0.286099</text:p>
          </table:table-cell>
          <table:table-cell office:value-type="float" office:value="27.02471" calcext:value-type="float">
            <text:p>27.02471</text:p>
          </table:table-cell>
          <table:table-cell office:value-type="float" office:value="0.1" calcext:value-type="float">
            <text:p>0.1</text:p>
          </table:table-cell>
          <table:table-cell table:formula="of:=[.M3]-0.387584" office:value-type="float" office:value="-0.287584" calcext:value-type="float">
            <text:p>-0.287584</text:p>
          </table:table-cell>
          <table:table-cell office:value-type="float" office:value="27.02355" calcext:value-type="float">
            <text:p>27.02355</text:p>
          </table:table-cell>
          <table:table-cell office:value-type="float" office:value="0.1" calcext:value-type="float">
            <text:p>0.1</text:p>
          </table:table-cell>
          <table:table-cell table:formula="of:=[.P3]-0.387987" office:value-type="float" office:value="-0.287987" calcext:value-type="float">
            <text:p>-0.287987</text:p>
          </table:table-cell>
          <table:table-cell office:value-type="float" office:value="27.0182" calcext:value-type="float">
            <text:p>27.0182</text:p>
          </table:table-cell>
          <table:table-cell office:value-type="float" office:value="0.1" calcext:value-type="float">
            <text:p>0.1</text:p>
          </table:table-cell>
          <table:table-cell table:formula="of:=[.S3]-0.38806" office:value-type="float" office:value="-0.28806" calcext:value-type="float">
            <text:p>-0.28806</text:p>
          </table:table-cell>
          <table:table-cell office:value-type="float" office:value="26.999" calcext:value-type="float">
            <text:p>26.999</text:p>
          </table:table-cell>
          <table:table-cell office:value-type="float" office:value="0.1" calcext:value-type="float">
            <text:p>0.1</text:p>
          </table:table-cell>
          <table:table-cell table:formula="of:=[.V3]-0.388047" office:value-type="float" office:value="-0.288047" calcext:value-type="float">
            <text:p>-0.288047</text:p>
          </table:table-cell>
          <table:table-cell office:value-type="float" office:value="26.9421" calcext:value-type="float">
            <text:p>26.9421</text:p>
          </table:table-cell>
          <table:table-cell office:value-type="float" office:value="0.1" calcext:value-type="float">
            <text:p>0.1</text:p>
          </table:table-cell>
          <table:table-cell table:formula="of:=[.Y3]-0.388035" office:value-type="float" office:value="-0.288035" calcext:value-type="float">
            <text:p>-0.288035</text:p>
          </table:table-cell>
          <table:table-cell office:value-type="float" office:value="26.73736" calcext:value-type="float">
            <text:p>26.73736</text:p>
          </table:table-cell>
          <table:table-cell office:value-type="float" office:value="0.1" calcext:value-type="float">
            <text:p>0.1</text:p>
          </table:table-cell>
          <table:table-cell table:formula="of:=[.AB3]-0.388023" office:value-type="float" office:value="-0.288023" calcext:value-type="float">
            <text:p>-0.288023</text:p>
          </table:table-cell>
          <table:table-cell office:value-type="float" office:value="25.2539" calcext:value-type="float">
            <text:p>25.253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4]-0.300577" office:value-type="float" office:value="-0.150577" calcext:value-type="float">
            <text:p>-0.150577</text:p>
          </table:table-cell>
          <table:table-cell office:value-type="float" office:value="26.22286" calcext:value-type="float">
            <text:p>26.22286</text:p>
          </table:table-cell>
          <table:table-cell office:value-type="float" office:value="0.15" calcext:value-type="float">
            <text:p>0.15</text:p>
          </table:table-cell>
          <table:table-cell table:formula="of:=[.D4]-0.367686" office:value-type="float" office:value="-0.217686" calcext:value-type="float">
            <text:p>-0.217686</text:p>
          </table:table-cell>
          <table:table-cell office:value-type="float" office:value="26.22277" calcext:value-type="float">
            <text:p>26.22277</text:p>
          </table:table-cell>
          <table:table-cell office:value-type="float" office:value="0.15" calcext:value-type="float">
            <text:p>0.15</text:p>
          </table:table-cell>
          <table:table-cell table:formula="of:=[.G4]-0.381783" office:value-type="float" office:value="-0.231783" calcext:value-type="float">
            <text:p>-0.231783</text:p>
          </table:table-cell>
          <table:table-cell office:value-type="float" office:value="26.22268" calcext:value-type="float">
            <text:p>26.22268</text:p>
          </table:table-cell>
          <table:table-cell office:value-type="float" office:value="0.15" calcext:value-type="float">
            <text:p>0.15</text:p>
          </table:table-cell>
          <table:table-cell table:formula="of:=[.J4]-0.386099" office:value-type="float" office:value="-0.236099" calcext:value-type="float">
            <text:p>-0.236099</text:p>
          </table:table-cell>
          <table:table-cell office:value-type="float" office:value="26.22225" calcext:value-type="float">
            <text:p>26.22225</text:p>
          </table:table-cell>
          <table:table-cell office:value-type="float" office:value="0.15" calcext:value-type="float">
            <text:p>0.15</text:p>
          </table:table-cell>
          <table:table-cell table:formula="of:=[.M4]-0.387584" office:value-type="float" office:value="-0.237584" calcext:value-type="float">
            <text:p>-0.237584</text:p>
          </table:table-cell>
          <table:table-cell office:value-type="float" office:value="26.21982" calcext:value-type="float">
            <text:p>26.21982</text:p>
          </table:table-cell>
          <table:table-cell office:value-type="float" office:value="0.15" calcext:value-type="float">
            <text:p>0.15</text:p>
          </table:table-cell>
          <table:table-cell table:formula="of:=[.P4]-0.387987" office:value-type="float" office:value="-0.237987" calcext:value-type="float">
            <text:p>-0.237987</text:p>
          </table:table-cell>
          <table:table-cell office:value-type="float" office:value="26.21026" calcext:value-type="float">
            <text:p>26.21026</text:p>
          </table:table-cell>
          <table:table-cell office:value-type="float" office:value="0.15" calcext:value-type="float">
            <text:p>0.15</text:p>
          </table:table-cell>
          <table:table-cell table:formula="of:=[.S4]-0.38806" office:value-type="float" office:value="-0.23806" calcext:value-type="float">
            <text:p>-0.23806</text:p>
          </table:table-cell>
          <table:table-cell office:value-type="float" office:value="26.1774" calcext:value-type="float">
            <text:p>26.1774</text:p>
          </table:table-cell>
          <table:table-cell office:value-type="float" office:value="0.15" calcext:value-type="float">
            <text:p>0.15</text:p>
          </table:table-cell>
          <table:table-cell table:formula="of:=[.V4]-0.388047" office:value-type="float" office:value="-0.238047" calcext:value-type="float">
            <text:p>-0.238047</text:p>
          </table:table-cell>
          <table:table-cell office:value-type="float" office:value="26.08208" calcext:value-type="float">
            <text:p>26.08208</text:p>
          </table:table-cell>
          <table:table-cell office:value-type="float" office:value="0.15" calcext:value-type="float">
            <text:p>0.15</text:p>
          </table:table-cell>
          <table:table-cell table:formula="of:=[.Y4]-0.388035" office:value-type="float" office:value="-0.238035" calcext:value-type="float">
            <text:p>-0.238035</text:p>
          </table:table-cell>
          <table:table-cell office:value-type="float" office:value="25.74818" calcext:value-type="float">
            <text:p>25.74818</text:p>
          </table:table-cell>
          <table:table-cell office:value-type="float" office:value="0.15" calcext:value-type="float">
            <text:p>0.15</text:p>
          </table:table-cell>
          <table:table-cell table:formula="of:=[.AB4]-0.388023" office:value-type="float" office:value="-0.238023" calcext:value-type="float">
            <text:p>-0.238023</text:p>
          </table:table-cell>
          <table:table-cell office:value-type="float" office:value="23.59312" calcext:value-type="float">
            <text:p>23.593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5]-0.300577" office:value-type="float" office:value="-0.100577" calcext:value-type="float">
            <text:p>-0.100577</text:p>
          </table:table-cell>
          <table:table-cell office:value-type="float" office:value="25.00655" calcext:value-type="float">
            <text:p>25.00655</text:p>
          </table:table-cell>
          <table:table-cell office:value-type="float" office:value="0.2" calcext:value-type="float">
            <text:p>0.2</text:p>
          </table:table-cell>
          <table:table-cell table:formula="of:=[.D5]-0.367686" office:value-type="float" office:value="-0.167686" calcext:value-type="float">
            <text:p>-0.167686</text:p>
          </table:table-cell>
          <table:table-cell office:value-type="float" office:value="25.00579" calcext:value-type="float">
            <text:p>25.00579</text:p>
          </table:table-cell>
          <table:table-cell office:value-type="float" office:value="0.2" calcext:value-type="float">
            <text:p>0.2</text:p>
          </table:table-cell>
          <table:table-cell table:formula="of:=[.G5]-0.381783" office:value-type="float" office:value="-0.181783" calcext:value-type="float">
            <text:p>-0.181783</text:p>
          </table:table-cell>
          <table:table-cell office:value-type="float" office:value="25.005" calcext:value-type="float">
            <text:p>25.005</text:p>
          </table:table-cell>
          <table:table-cell office:value-type="float" office:value="0.2" calcext:value-type="float">
            <text:p>0.2</text:p>
          </table:table-cell>
          <table:table-cell table:formula="of:=[.J5]-0.386099" office:value-type="float" office:value="-0.186099" calcext:value-type="float">
            <text:p>-0.186099</text:p>
          </table:table-cell>
          <table:table-cell office:value-type="float" office:value="25.00303" calcext:value-type="float">
            <text:p>25.00303</text:p>
          </table:table-cell>
          <table:table-cell office:value-type="float" office:value="0.2" calcext:value-type="float">
            <text:p>0.2</text:p>
          </table:table-cell>
          <table:table-cell table:formula="of:=[.M5]-0.387584" office:value-type="float" office:value="-0.187584" calcext:value-type="float">
            <text:p>-0.187584</text:p>
          </table:table-cell>
          <table:table-cell office:value-type="float" office:value="24.99777" calcext:value-type="float">
            <text:p>24.99777</text:p>
          </table:table-cell>
          <table:table-cell office:value-type="float" office:value="0.2" calcext:value-type="float">
            <text:p>0.2</text:p>
          </table:table-cell>
          <table:table-cell table:formula="of:=[.P5]-0.387987" office:value-type="float" office:value="-0.187987" calcext:value-type="float">
            <text:p>-0.187987</text:p>
          </table:table-cell>
          <table:table-cell office:value-type="float" office:value="24.98161" calcext:value-type="float">
            <text:p>24.98161</text:p>
          </table:table-cell>
          <table:table-cell office:value-type="float" office:value="0.2" calcext:value-type="float">
            <text:p>0.2</text:p>
          </table:table-cell>
          <table:table-cell table:formula="of:=[.S5]-0.38806" office:value-type="float" office:value="-0.18806" calcext:value-type="float">
            <text:p>-0.18806</text:p>
          </table:table-cell>
          <table:table-cell office:value-type="float" office:value="24.93067" calcext:value-type="float">
            <text:p>24.93067</text:p>
          </table:table-cell>
          <table:table-cell office:value-type="float" office:value="0.2" calcext:value-type="float">
            <text:p>0.2</text:p>
          </table:table-cell>
          <table:table-cell table:formula="of:=[.V5]-0.388047" office:value-type="float" office:value="-0.188047" calcext:value-type="float">
            <text:p>-0.188047</text:p>
          </table:table-cell>
          <table:table-cell office:value-type="float" office:value="24.78916" calcext:value-type="float">
            <text:p>24.78916</text:p>
          </table:table-cell>
          <table:table-cell office:value-type="float" office:value="0.2" calcext:value-type="float">
            <text:p>0.2</text:p>
          </table:table-cell>
          <table:table-cell table:formula="of:=[.Y5]-0.388035" office:value-type="float" office:value="-0.188035" calcext:value-type="float">
            <text:p>-0.188035</text:p>
          </table:table-cell>
          <table:table-cell office:value-type="float" office:value="24.31522" calcext:value-type="float">
            <text:p>24.31522</text:p>
          </table:table-cell>
          <table:table-cell office:value-type="float" office:value="0.2" calcext:value-type="float">
            <text:p>0.2</text:p>
          </table:table-cell>
          <table:table-cell table:formula="of:=[.AB5]-0.388023" office:value-type="float" office:value="-0.188023" calcext:value-type="float">
            <text:p>-0.188023</text:p>
          </table:table-cell>
          <table:table-cell office:value-type="float" office:value="21.60452" calcext:value-type="float">
            <text:p>21.604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A6]-0.300577" office:value-type="float" office:value="-0.050577" calcext:value-type="float">
            <text:p>-0.050577</text:p>
          </table:table-cell>
          <table:table-cell office:value-type="float" office:value="23.48795" calcext:value-type="float">
            <text:p>23.48795</text:p>
          </table:table-cell>
          <table:table-cell office:value-type="float" office:value="0.25" calcext:value-type="float">
            <text:p>0.25</text:p>
          </table:table-cell>
          <table:table-cell table:formula="of:=[.D6]-0.367686" office:value-type="float" office:value="-0.117686" calcext:value-type="float">
            <text:p>-0.117686</text:p>
          </table:table-cell>
          <table:table-cell office:value-type="float" office:value="23.48509" calcext:value-type="float">
            <text:p>23.48509</text:p>
          </table:table-cell>
          <table:table-cell office:value-type="float" office:value="0.25" calcext:value-type="float">
            <text:p>0.25</text:p>
          </table:table-cell>
          <table:table-cell table:formula="of:=[.G6]-0.381783" office:value-type="float" office:value="-0.131783" calcext:value-type="float">
            <text:p>-0.131783</text:p>
          </table:table-cell>
          <table:table-cell office:value-type="float" office:value="23.48216" calcext:value-type="float">
            <text:p>23.48216</text:p>
          </table:table-cell>
          <table:table-cell office:value-type="float" office:value="0.25" calcext:value-type="float">
            <text:p>0.25</text:p>
          </table:table-cell>
          <table:table-cell table:formula="of:=[.J6]-0.386099" office:value-type="float" office:value="-0.136099" calcext:value-type="float">
            <text:p>-0.136099</text:p>
          </table:table-cell>
          <table:table-cell office:value-type="float" office:value="23.47573" calcext:value-type="float">
            <text:p>23.47573</text:p>
          </table:table-cell>
          <table:table-cell office:value-type="float" office:value="0.25" calcext:value-type="float">
            <text:p>0.25</text:p>
          </table:table-cell>
          <table:table-cell table:formula="of:=[.M6]-0.387584" office:value-type="float" office:value="-0.137584" calcext:value-type="float">
            <text:p>-0.137584</text:p>
          </table:table-cell>
          <table:table-cell office:value-type="float" office:value="23.46405" calcext:value-type="float">
            <text:p>23.46405</text:p>
          </table:table-cell>
          <table:table-cell office:value-type="float" office:value="0.25" calcext:value-type="float">
            <text:p>0.25</text:p>
          </table:table-cell>
          <table:table-cell table:formula="of:=[.P6]-0.387987" office:value-type="float" office:value="-0.137987" calcext:value-type="float">
            <text:p>-0.137987</text:p>
          </table:table-cell>
          <table:table-cell office:value-type="float" office:value="23.43743" calcext:value-type="float">
            <text:p>23.43743</text:p>
          </table:table-cell>
          <table:table-cell office:value-type="float" office:value="0.25" calcext:value-type="float">
            <text:p>0.25</text:p>
          </table:table-cell>
          <table:table-cell table:formula="of:=[.S6]-0.38806" office:value-type="float" office:value="-0.13806" calcext:value-type="float">
            <text:p>-0.13806</text:p>
          </table:table-cell>
          <table:table-cell office:value-type="float" office:value="23.36522" calcext:value-type="float">
            <text:p>23.36522</text:p>
          </table:table-cell>
          <table:table-cell office:value-type="float" office:value="0.25" calcext:value-type="float">
            <text:p>0.25</text:p>
          </table:table-cell>
          <table:table-cell table:formula="of:=[.V6]-0.388047" office:value-type="float" office:value="-0.138047" calcext:value-type="float">
            <text:p>-0.138047</text:p>
          </table:table-cell>
          <table:table-cell office:value-type="float" office:value="23.18014" calcext:value-type="float">
            <text:p>23.18014</text:p>
          </table:table-cell>
          <table:table-cell office:value-type="float" office:value="0.25" calcext:value-type="float">
            <text:p>0.25</text:p>
          </table:table-cell>
          <table:table-cell table:formula="of:=[.Y6]-0.388035" office:value-type="float" office:value="-0.138035" calcext:value-type="float">
            <text:p>-0.138035</text:p>
          </table:table-cell>
          <table:table-cell office:value-type="float" office:value="22.59593" calcext:value-type="float">
            <text:p>22.59593</text:p>
          </table:table-cell>
          <table:table-cell office:value-type="float" office:value="0.25" calcext:value-type="float">
            <text:p>0.25</text:p>
          </table:table-cell>
          <table:table-cell table:formula="of:=[.AB6]-0.388023" office:value-type="float" office:value="-0.138023" calcext:value-type="float">
            <text:p>-0.138023</text:p>
          </table:table-cell>
          <table:table-cell office:value-type="float" office:value="19.32129" calcext:value-type="float">
            <text:p>19.3212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7]-0.300577" office:value-type="float" office:value="-0.000576999999999939" calcext:value-type="float">
            <text:p>-0.000577</text:p>
          </table:table-cell>
          <table:table-cell office:value-type="float" office:value="21.94653" calcext:value-type="float">
            <text:p>21.94653</text:p>
          </table:table-cell>
          <table:table-cell office:value-type="float" office:value="0.3" calcext:value-type="float">
            <text:p>0.3</text:p>
          </table:table-cell>
          <table:table-cell table:formula="of:=[.D7]-0.367686" office:value-type="float" office:value="-0.0676859999999999" calcext:value-type="float">
            <text:p>-0.067686</text:p>
          </table:table-cell>
          <table:table-cell office:value-type="float" office:value="21.93901" calcext:value-type="float">
            <text:p>21.93901</text:p>
          </table:table-cell>
          <table:table-cell office:value-type="float" office:value="0.3" calcext:value-type="float">
            <text:p>0.3</text:p>
          </table:table-cell>
          <table:table-cell table:formula="of:=[.G7]-0.381783" office:value-type="float" office:value="-0.0817829999999999" calcext:value-type="float">
            <text:p>-0.081783</text:p>
          </table:table-cell>
          <table:table-cell office:value-type="float" office:value="21.93133" calcext:value-type="float">
            <text:p>21.93133</text:p>
          </table:table-cell>
          <table:table-cell office:value-type="float" office:value="0.3" calcext:value-type="float">
            <text:p>0.3</text:p>
          </table:table-cell>
          <table:table-cell table:formula="of:=[.J7]-0.386099" office:value-type="float" office:value="-0.0860989999999999" calcext:value-type="float">
            <text:p>-0.086099</text:p>
          </table:table-cell>
          <table:table-cell office:value-type="float" office:value="21.91506" calcext:value-type="float">
            <text:p>21.91506</text:p>
          </table:table-cell>
          <table:table-cell office:value-type="float" office:value="0.3" calcext:value-type="float">
            <text:p>0.3</text:p>
          </table:table-cell>
          <table:table-cell table:formula="of:=[.M7]-0.387584" office:value-type="float" office:value="-0.0875839999999999" calcext:value-type="float">
            <text:p>-0.087584</text:p>
          </table:table-cell>
          <table:table-cell office:value-type="float" office:value="21.89" calcext:value-type="float">
            <text:p>21.89</text:p>
          </table:table-cell>
          <table:table-cell office:value-type="float" office:value="0.3" calcext:value-type="float">
            <text:p>0.3</text:p>
          </table:table-cell>
          <table:table-cell table:formula="of:=[.P7]-0.387987" office:value-type="float" office:value="-0.0879869999999999" calcext:value-type="float">
            <text:p>-0.087987</text:p>
          </table:table-cell>
          <table:table-cell office:value-type="float" office:value="21.84396" calcext:value-type="float">
            <text:p>21.84396</text:p>
          </table:table-cell>
          <table:table-cell office:value-type="float" office:value="0.3" calcext:value-type="float">
            <text:p>0.3</text:p>
          </table:table-cell>
          <table:table-cell table:formula="of:=[.S7]-0.38806" office:value-type="float" office:value="-0.08806" calcext:value-type="float">
            <text:p>-0.08806</text:p>
          </table:table-cell>
          <table:table-cell office:value-type="float" office:value="21.73777" calcext:value-type="float">
            <text:p>21.73777</text:p>
          </table:table-cell>
          <table:table-cell office:value-type="float" office:value="0.3" calcext:value-type="float">
            <text:p>0.3</text:p>
          </table:table-cell>
          <table:table-cell table:formula="of:=[.V7]-0.388047" office:value-type="float" office:value="-0.0880469999999999" calcext:value-type="float">
            <text:p>-0.088047</text:p>
          </table:table-cell>
          <table:table-cell office:value-type="float" office:value="21.49185" calcext:value-type="float">
            <text:p>21.49185</text:p>
          </table:table-cell>
          <table:table-cell office:value-type="float" office:value="0.3" calcext:value-type="float">
            <text:p>0.3</text:p>
          </table:table-cell>
          <table:table-cell table:formula="of:=[.Y7]-0.388035" office:value-type="float" office:value="-0.0880349999999999" calcext:value-type="float">
            <text:p>-0.088035</text:p>
          </table:table-cell>
          <table:table-cell office:value-type="float" office:value="20.75249" calcext:value-type="float">
            <text:p>20.75249</text:p>
          </table:table-cell>
          <table:table-cell office:value-type="float" office:value="0.3" calcext:value-type="float">
            <text:p>0.3</text:p>
          </table:table-cell>
          <table:table-cell table:formula="of:=[.AB7]-0.388023" office:value-type="float" office:value="-0.088023" calcext:value-type="float">
            <text:p>-0.088023</text:p>
          </table:table-cell>
          <table:table-cell office:value-type="float" office:value="16.47418" calcext:value-type="float">
            <text:p>16.4741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8]-0.300577" office:value-type="float" office:value="0.0494230000000001" calcext:value-type="float">
            <text:p>0.049423</text:p>
          </table:table-cell>
          <table:table-cell office:value-type="float" office:value="20.27443" calcext:value-type="float">
            <text:p>20.27443</text:p>
          </table:table-cell>
          <table:table-cell office:value-type="float" office:value="0.35" calcext:value-type="float">
            <text:p>0.35</text:p>
          </table:table-cell>
          <table:table-cell table:formula="of:=[.D8]-0.367686" office:value-type="float" office:value="-0.0176859999999999" calcext:value-type="float">
            <text:p>-0.017686</text:p>
          </table:table-cell>
          <table:table-cell office:value-type="float" office:value="20.2594" calcext:value-type="float">
            <text:p>20.2594</text:p>
          </table:table-cell>
          <table:table-cell office:value-type="float" office:value="0.35" calcext:value-type="float">
            <text:p>0.35</text:p>
          </table:table-cell>
          <table:table-cell table:formula="of:=[.G8]-0.381783" office:value-type="float" office:value="-0.0317829999999999" calcext:value-type="float">
            <text:p>-0.031783</text:p>
          </table:table-cell>
          <table:table-cell office:value-type="float" office:value="20.24408" calcext:value-type="float">
            <text:p>20.24408</text:p>
          </table:table-cell>
          <table:table-cell office:value-type="float" office:value="0.35" calcext:value-type="float">
            <text:p>0.35</text:p>
          </table:table-cell>
          <table:table-cell table:formula="of:=[.J8]-0.386099" office:value-type="float" office:value="-0.0360989999999999" calcext:value-type="float">
            <text:p>-0.036099</text:p>
          </table:table-cell>
          <table:table-cell office:value-type="float" office:value="20.21192" calcext:value-type="float">
            <text:p>20.21192</text:p>
          </table:table-cell>
          <table:table-cell office:value-type="float" office:value="0.35" calcext:value-type="float">
            <text:p>0.35</text:p>
          </table:table-cell>
          <table:table-cell table:formula="of:=[.M8]-0.387584" office:value-type="float" office:value="-0.0375839999999999" calcext:value-type="float">
            <text:p>-0.037584</text:p>
          </table:table-cell>
          <table:table-cell office:value-type="float" office:value="20.16455" calcext:value-type="float">
            <text:p>20.16455</text:p>
          </table:table-cell>
          <table:table-cell office:value-type="float" office:value="0.35" calcext:value-type="float">
            <text:p>0.35</text:p>
          </table:table-cell>
          <table:table-cell table:formula="of:=[.P8]-0.387987" office:value-type="float" office:value="-0.0379869999999999" calcext:value-type="float">
            <text:p>-0.037987</text:p>
          </table:table-cell>
          <table:table-cell office:value-type="float" office:value="20.08386" calcext:value-type="float">
            <text:p>20.08386</text:p>
          </table:table-cell>
          <table:table-cell office:value-type="float" office:value="0.35" calcext:value-type="float">
            <text:p>0.35</text:p>
          </table:table-cell>
          <table:table-cell table:formula="of:=[.S8]-0.38806" office:value-type="float" office:value="-0.03806" calcext:value-type="float">
            <text:p>-0.03806</text:p>
          </table:table-cell>
          <table:table-cell office:value-type="float" office:value="19.91145" calcext:value-type="float">
            <text:p>19.91145</text:p>
          </table:table-cell>
          <table:table-cell office:value-type="float" office:value="0.35" calcext:value-type="float">
            <text:p>0.35</text:p>
          </table:table-cell>
          <table:table-cell table:formula="of:=[.V8]-0.388047" office:value-type="float" office:value="-0.0380469999999999" calcext:value-type="float">
            <text:p>-0.038047</text:p>
          </table:table-cell>
          <table:table-cell office:value-type="float" office:value="19.53656" calcext:value-type="float">
            <text:p>19.53656</text:p>
          </table:table-cell>
          <table:table-cell office:value-type="float" office:value="0.35" calcext:value-type="float">
            <text:p>0.35</text:p>
          </table:table-cell>
          <table:table-cell table:formula="of:=[.Y8]-0.388035" office:value-type="float" office:value="-0.0380349999999999" calcext:value-type="float">
            <text:p>-0.038035</text:p>
          </table:table-cell>
          <table:table-cell office:value-type="float" office:value="18.4653" calcext:value-type="float">
            <text:p>18.4653</text:p>
          </table:table-cell>
          <table:table-cell office:value-type="float" office:value="0.35" calcext:value-type="float">
            <text:p>0.35</text:p>
          </table:table-cell>
          <table:table-cell table:formula="of:=[.AB8]-0.388023" office:value-type="float" office:value="-0.038023" calcext:value-type="float">
            <text:p>-0.038023</text:p>
          </table:table-cell>
          <table:table-cell office:value-type="float" office:value="13.17892" calcext:value-type="float">
            <text:p>13.1789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]-0.300577" office:value-type="float" office:value="0.099423" calcext:value-type="float">
            <text:p>0.099423</text:p>
          </table:table-cell>
          <table:table-cell office:value-type="float" office:value="17.95996" calcext:value-type="float">
            <text:p>17.95996</text:p>
          </table:table-cell>
          <table:table-cell office:value-type="float" office:value="0.4" calcext:value-type="float">
            <text:p>0.4</text:p>
          </table:table-cell>
          <table:table-cell table:formula="of:=[.D9]-0.367686" office:value-type="float" office:value="0.0323140000000001" calcext:value-type="float">
            <text:p>0.032314</text:p>
          </table:table-cell>
          <table:table-cell office:value-type="float" office:value="17.93625" calcext:value-type="float">
            <text:p>17.93625</text:p>
          </table:table-cell>
          <table:table-cell office:value-type="float" office:value="0.4" calcext:value-type="float">
            <text:p>0.4</text:p>
          </table:table-cell>
          <table:table-cell table:formula="of:=[.G9]-0.381783" office:value-type="float" office:value="0.018217" calcext:value-type="float">
            <text:p>0.018217</text:p>
          </table:table-cell>
          <table:table-cell office:value-type="float" office:value="17.91209" calcext:value-type="float">
            <text:p>17.91209</text:p>
          </table:table-cell>
          <table:table-cell office:value-type="float" office:value="0.4" calcext:value-type="float">
            <text:p>0.4</text:p>
          </table:table-cell>
          <table:table-cell table:formula="of:=[.J9]-0.386099" office:value-type="float" office:value="0.0139010000000001" calcext:value-type="float">
            <text:p>0.013901</text:p>
          </table:table-cell>
          <table:table-cell office:value-type="float" office:value="17.86157" calcext:value-type="float">
            <text:p>17.86157</text:p>
          </table:table-cell>
          <table:table-cell office:value-type="float" office:value="0.4" calcext:value-type="float">
            <text:p>0.4</text:p>
          </table:table-cell>
          <table:table-cell table:formula="of:=[.M9]-0.387584" office:value-type="float" office:value="0.012416" calcext:value-type="float">
            <text:p>0.012416</text:p>
          </table:table-cell>
          <table:table-cell office:value-type="float" office:value="17.788" calcext:value-type="float">
            <text:p>17.788</text:p>
          </table:table-cell>
          <table:table-cell office:value-type="float" office:value="0.4" calcext:value-type="float">
            <text:p>0.4</text:p>
          </table:table-cell>
          <table:table-cell table:formula="of:=[.P9]-0.387987" office:value-type="float" office:value="0.0120130000000001" calcext:value-type="float">
            <text:p>0.012013</text:p>
          </table:table-cell>
          <table:table-cell office:value-type="float" office:value="17.66525" calcext:value-type="float">
            <text:p>17.66525</text:p>
          </table:table-cell>
          <table:table-cell office:value-type="float" office:value="0.4" calcext:value-type="float">
            <text:p>0.4</text:p>
          </table:table-cell>
          <table:table-cell table:formula="of:=[.S9]-0.38806" office:value-type="float" office:value="0.01194" calcext:value-type="float">
            <text:p>0.01194</text:p>
          </table:table-cell>
          <table:table-cell office:value-type="float" office:value="17.41032" calcext:value-type="float">
            <text:p>17.41032</text:p>
          </table:table-cell>
          <table:table-cell office:value-type="float" office:value="0.4" calcext:value-type="float">
            <text:p>0.4</text:p>
          </table:table-cell>
          <table:table-cell table:formula="of:=[.V9]-0.388047" office:value-type="float" office:value="0.011953" calcext:value-type="float">
            <text:p>0.011953</text:p>
          </table:table-cell>
          <table:table-cell office:value-type="float" office:value="16.87824" calcext:value-type="float">
            <text:p>16.87824</text:p>
          </table:table-cell>
          <table:table-cell office:value-type="float" office:value="0.4" calcext:value-type="float">
            <text:p>0.4</text:p>
          </table:table-cell>
          <table:table-cell table:formula="of:=[.Y9]-0.388035" office:value-type="float" office:value="0.0119650000000001" calcext:value-type="float">
            <text:p>0.011965</text:p>
          </table:table-cell>
          <table:table-cell office:value-type="float" office:value="15.47389" calcext:value-type="float">
            <text:p>15.47389</text:p>
          </table:table-cell>
          <table:table-cell office:value-type="float" office:value="0.4" calcext:value-type="float">
            <text:p>0.4</text:p>
          </table:table-cell>
          <table:table-cell table:formula="of:=[.AB9]-0.388023" office:value-type="float" office:value="0.011977" calcext:value-type="float">
            <text:p>0.011977</text:p>
          </table:table-cell>
          <table:table-cell office:value-type="float" office:value="10.10183" calcext:value-type="float">
            <text:p>10.1018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10]-0.300577" office:value-type="float" office:value="0.149423" calcext:value-type="float">
            <text:p>0.149423</text:p>
          </table:table-cell>
          <table:table-cell office:value-type="float" office:value="15.05359" calcext:value-type="float">
            <text:p>15.05359</text:p>
          </table:table-cell>
          <table:table-cell office:value-type="float" office:value="0.45" calcext:value-type="float">
            <text:p>0.45</text:p>
          </table:table-cell>
          <table:table-cell table:formula="of:=[.D10]-0.367686" office:value-type="float" office:value="0.0823140000000001" calcext:value-type="float">
            <text:p>0.082314</text:p>
          </table:table-cell>
          <table:table-cell office:value-type="float" office:value="15.02266" calcext:value-type="float">
            <text:p>15.02266</text:p>
          </table:table-cell>
          <table:table-cell office:value-type="float" office:value="0.45" calcext:value-type="float">
            <text:p>0.45</text:p>
          </table:table-cell>
          <table:table-cell table:formula="of:=[.G10]-0.381783" office:value-type="float" office:value="0.068217" calcext:value-type="float">
            <text:p>0.068217</text:p>
          </table:table-cell>
          <table:table-cell office:value-type="float" office:value="14.9912" calcext:value-type="float">
            <text:p>14.9912</text:p>
          </table:table-cell>
          <table:table-cell office:value-type="float" office:value="0.45" calcext:value-type="float">
            <text:p>0.45</text:p>
          </table:table-cell>
          <table:table-cell table:formula="of:=[.J10]-0.386099" office:value-type="float" office:value="0.063901" calcext:value-type="float">
            <text:p>0.063901</text:p>
          </table:table-cell>
          <table:table-cell office:value-type="float" office:value="14.92571" calcext:value-type="float">
            <text:p>14.92571</text:p>
          </table:table-cell>
          <table:table-cell office:value-type="float" office:value="0.45" calcext:value-type="float">
            <text:p>0.45</text:p>
          </table:table-cell>
          <table:table-cell table:formula="of:=[.M10]-0.387584" office:value-type="float" office:value="0.062416" calcext:value-type="float">
            <text:p>0.062416</text:p>
          </table:table-cell>
          <table:table-cell office:value-type="float" office:value="14.83164" calcext:value-type="float">
            <text:p>14.83164</text:p>
          </table:table-cell>
          <table:table-cell office:value-type="float" office:value="0.45" calcext:value-type="float">
            <text:p>0.45</text:p>
          </table:table-cell>
          <table:table-cell table:formula="of:=[.P10]-0.387987" office:value-type="float" office:value="0.062013" calcext:value-type="float">
            <text:p>0.062013</text:p>
          </table:table-cell>
          <table:table-cell office:value-type="float" office:value="14.67836" calcext:value-type="float">
            <text:p>14.67836</text:p>
          </table:table-cell>
          <table:table-cell office:value-type="float" office:value="0.45" calcext:value-type="float">
            <text:p>0.45</text:p>
          </table:table-cell>
          <table:table-cell table:formula="of:=[.S10]-0.38806" office:value-type="float" office:value="0.06194" calcext:value-type="float">
            <text:p>0.06194</text:p>
          </table:table-cell>
          <table:table-cell office:value-type="float" office:value="14.37041" calcext:value-type="float">
            <text:p>14.37041</text:p>
          </table:table-cell>
          <table:table-cell office:value-type="float" office:value="0.45" calcext:value-type="float">
            <text:p>0.45</text:p>
          </table:table-cell>
          <table:table-cell table:formula="of:=[.V10]-0.388047" office:value-type="float" office:value="0.061953" calcext:value-type="float">
            <text:p>0.061953</text:p>
          </table:table-cell>
          <table:table-cell office:value-type="float" office:value="13.75809" calcext:value-type="float">
            <text:p>13.75809</text:p>
          </table:table-cell>
          <table:table-cell office:value-type="float" office:value="0.45" calcext:value-type="float">
            <text:p>0.45</text:p>
          </table:table-cell>
          <table:table-cell table:formula="of:=[.Y10]-0.388035" office:value-type="float" office:value="0.0619650000000001" calcext:value-type="float">
            <text:p>0.061965</text:p>
          </table:table-cell>
          <table:table-cell office:value-type="float" office:value="12.27988" calcext:value-type="float">
            <text:p>12.27988</text:p>
          </table:table-cell>
          <table:table-cell office:value-type="float" office:value="0.45" calcext:value-type="float">
            <text:p>0.45</text:p>
          </table:table-cell>
          <table:table-cell table:formula="of:=[.AB10]-0.388023" office:value-type="float" office:value="0.061977" calcext:value-type="float">
            <text:p>0.061977</text:p>
          </table:table-cell>
          <table:table-cell office:value-type="float" office:value="7.697619" calcext:value-type="float">
            <text:p>7.6976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1]-0.300577" office:value-type="float" office:value="0.199423" calcext:value-type="float">
            <text:p>0.199423</text:p>
          </table:table-cell>
          <table:table-cell office:value-type="float" office:value="12.15341" calcext:value-type="float">
            <text:p>12.15341</text:p>
          </table:table-cell>
          <table:table-cell office:value-type="float" office:value="0.5" calcext:value-type="float">
            <text:p>0.5</text:p>
          </table:table-cell>
          <table:table-cell table:formula="of:=[.D11]-0.367686" office:value-type="float" office:value="0.132314" calcext:value-type="float">
            <text:p>0.132314</text:p>
          </table:table-cell>
          <table:table-cell office:value-type="float" office:value="12.11835" calcext:value-type="float">
            <text:p>12.11835</text:p>
          </table:table-cell>
          <table:table-cell office:value-type="float" office:value="0.5" calcext:value-type="float">
            <text:p>0.5</text:p>
          </table:table-cell>
          <table:table-cell table:formula="of:=[.G11]-0.381783" office:value-type="float" office:value="0.118217" calcext:value-type="float">
            <text:p>0.118217</text:p>
          </table:table-cell>
          <table:table-cell office:value-type="float" office:value="12.08277" calcext:value-type="float">
            <text:p>12.08277</text:p>
          </table:table-cell>
          <table:table-cell office:value-type="float" office:value="0.5" calcext:value-type="float">
            <text:p>0.5</text:p>
          </table:table-cell>
          <table:table-cell table:formula="of:=[.J11]-0.386099" office:value-type="float" office:value="0.113901" calcext:value-type="float">
            <text:p>0.113901</text:p>
          </table:table-cell>
          <table:table-cell office:value-type="float" office:value="12.00914" calcext:value-type="float">
            <text:p>12.00914</text:p>
          </table:table-cell>
          <table:table-cell office:value-type="float" office:value="0.5" calcext:value-type="float">
            <text:p>0.5</text:p>
          </table:table-cell>
          <table:table-cell table:formula="of:=[.M11]-0.387584" office:value-type="float" office:value="0.112416" calcext:value-type="float">
            <text:p>0.112416</text:p>
          </table:table-cell>
          <table:table-cell office:value-type="float" office:value="11.90521" calcext:value-type="float">
            <text:p>11.90521</text:p>
          </table:table-cell>
          <table:table-cell office:value-type="float" office:value="0.5" calcext:value-type="float">
            <text:p>0.5</text:p>
          </table:table-cell>
          <table:table-cell table:formula="of:=[.P11]-0.387987" office:value-type="float" office:value="0.112013" calcext:value-type="float">
            <text:p>0.112013</text:p>
          </table:table-cell>
          <table:table-cell office:value-type="float" office:value="11.74105" calcext:value-type="float">
            <text:p>11.74105</text:p>
          </table:table-cell>
          <table:table-cell office:value-type="float" office:value="0.5" calcext:value-type="float">
            <text:p>0.5</text:p>
          </table:table-cell>
          <table:table-cell table:formula="of:=[.S11]-0.38806" office:value-type="float" office:value="0.11194" calcext:value-type="float">
            <text:p>0.11194</text:p>
          </table:table-cell>
          <table:table-cell office:value-type="float" office:value="11.42471" calcext:value-type="float">
            <text:p>11.42471</text:p>
          </table:table-cell>
          <table:table-cell office:value-type="float" office:value="0.5" calcext:value-type="float">
            <text:p>0.5</text:p>
          </table:table-cell>
          <table:table-cell table:formula="of:=[.V11]-0.388047" office:value-type="float" office:value="0.111953" calcext:value-type="float">
            <text:p>0.111953</text:p>
          </table:table-cell>
          <table:table-cell office:value-type="float" office:value="10.82951" calcext:value-type="float">
            <text:p>10.82951</text:p>
          </table:table-cell>
          <table:table-cell office:value-type="float" office:value="0.5" calcext:value-type="float">
            <text:p>0.5</text:p>
          </table:table-cell>
          <table:table-cell table:formula="of:=[.Y11]-0.388035" office:value-type="float" office:value="0.111965" calcext:value-type="float">
            <text:p>0.111965</text:p>
          </table:table-cell>
          <table:table-cell office:value-type="float" office:value="9.509469" calcext:value-type="float">
            <text:p>9.509469</text:p>
          </table:table-cell>
          <table:table-cell office:value-type="float" office:value="0.5" calcext:value-type="float">
            <text:p>0.5</text:p>
          </table:table-cell>
          <table:table-cell table:formula="of:=[.AB11]-0.388023" office:value-type="float" office:value="0.111977" calcext:value-type="float">
            <text:p>0.111977</text:p>
          </table:table-cell>
          <table:table-cell office:value-type="float" office:value="5.973456" calcext:value-type="float">
            <text:p>5.9734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12]-0.300577" office:value-type="float" office:value="0.249423" calcext:value-type="float">
            <text:p>0.249423</text:p>
          </table:table-cell>
          <table:table-cell office:value-type="float" office:value="9.720582" calcext:value-type="float">
            <text:p>9.720582</text:p>
          </table:table-cell>
          <table:table-cell office:value-type="float" office:value="0.55" calcext:value-type="float">
            <text:p>0.55</text:p>
          </table:table-cell>
          <table:table-cell table:formula="of:=[.D12]-0.367686" office:value-type="float" office:value="0.182314" calcext:value-type="float">
            <text:p>0.182314</text:p>
          </table:table-cell>
          <table:table-cell office:value-type="float" office:value="9.684237" calcext:value-type="float">
            <text:p>9.684237</text:p>
          </table:table-cell>
          <table:table-cell office:value-type="float" office:value="0.55" calcext:value-type="float">
            <text:p>0.55</text:p>
          </table:table-cell>
          <table:table-cell table:formula="of:=[.G12]-0.381783" office:value-type="float" office:value="0.168217" calcext:value-type="float">
            <text:p>0.168217</text:p>
          </table:table-cell>
          <table:table-cell office:value-type="float" office:value="9.647456" calcext:value-type="float">
            <text:p>9.647456</text:p>
          </table:table-cell>
          <table:table-cell office:value-type="float" office:value="0.55" calcext:value-type="float">
            <text:p>0.55</text:p>
          </table:table-cell>
          <table:table-cell table:formula="of:=[.J12]-0.386099" office:value-type="float" office:value="0.163901" calcext:value-type="float">
            <text:p>0.163901</text:p>
          </table:table-cell>
          <table:table-cell office:value-type="float" office:value="9.571802" calcext:value-type="float">
            <text:p>9.571802</text:p>
          </table:table-cell>
          <table:table-cell office:value-type="float" office:value="0.55" calcext:value-type="float">
            <text:p>0.55</text:p>
          </table:table-cell>
          <table:table-cell table:formula="of:=[.M12]-0.387584" office:value-type="float" office:value="0.162416" calcext:value-type="float">
            <text:p>0.162416</text:p>
          </table:table-cell>
          <table:table-cell office:value-type="float" office:value="9.466876" calcext:value-type="float">
            <text:p>9.466876</text:p>
          </table:table-cell>
          <table:table-cell office:value-type="float" office:value="0.55" calcext:value-type="float">
            <text:p>0.55</text:p>
          </table:table-cell>
          <table:table-cell table:formula="of:=[.P12]-0.387987" office:value-type="float" office:value="0.162013" calcext:value-type="float">
            <text:p>0.162013</text:p>
          </table:table-cell>
          <table:table-cell office:value-type="float" office:value="9.306208" calcext:value-type="float">
            <text:p>9.306208</text:p>
          </table:table-cell>
          <table:table-cell office:value-type="float" office:value="0.55" calcext:value-type="float">
            <text:p>0.55</text:p>
          </table:table-cell>
          <table:table-cell table:formula="of:=[.S12]-0.38806" office:value-type="float" office:value="0.16194" calcext:value-type="float">
            <text:p>0.16194</text:p>
          </table:table-cell>
          <table:table-cell office:value-type="float" office:value="9.009564" calcext:value-type="float">
            <text:p>9.009564</text:p>
          </table:table-cell>
          <table:table-cell office:value-type="float" office:value="0.55" calcext:value-type="float">
            <text:p>0.55</text:p>
          </table:table-cell>
          <table:table-cell table:formula="of:=[.V12]-0.388047" office:value-type="float" office:value="0.161953" calcext:value-type="float">
            <text:p>0.161953</text:p>
          </table:table-cell>
          <table:table-cell office:value-type="float" office:value="8.481533" calcext:value-type="float">
            <text:p>8.481533</text:p>
          </table:table-cell>
          <table:table-cell office:value-type="float" office:value="0.55" calcext:value-type="float">
            <text:p>0.55</text:p>
          </table:table-cell>
          <table:table-cell table:formula="of:=[.Y12]-0.388035" office:value-type="float" office:value="0.161965" calcext:value-type="float">
            <text:p>0.161965</text:p>
          </table:table-cell>
          <table:table-cell office:value-type="float" office:value="7.396609" calcext:value-type="float">
            <text:p>7.396609</text:p>
          </table:table-cell>
          <table:table-cell office:value-type="float" office:value="0.55" calcext:value-type="float">
            <text:p>0.55</text:p>
          </table:table-cell>
          <table:table-cell table:formula="of:=[.AB12]-0.388023" office:value-type="float" office:value="0.161977" calcext:value-type="float">
            <text:p>0.161977</text:p>
          </table:table-cell>
          <table:table-cell office:value-type="float" office:value="4.766894" calcext:value-type="float">
            <text:p>4.7668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3]-0.300577" office:value-type="float" office:value="0.299423" calcext:value-type="float">
            <text:p>0.299423</text:p>
          </table:table-cell>
          <table:table-cell office:value-type="float" office:value="7.856183" calcext:value-type="float">
            <text:p>7.856183</text:p>
          </table:table-cell>
          <table:table-cell office:value-type="float" office:value="0.6" calcext:value-type="float">
            <text:p>0.6</text:p>
          </table:table-cell>
          <table:table-cell table:formula="of:=[.D13]-0.367686" office:value-type="float" office:value="0.232314" calcext:value-type="float">
            <text:p>0.232314</text:p>
          </table:table-cell>
          <table:table-cell office:value-type="float" office:value="7.82033" calcext:value-type="float">
            <text:p>7.82033</text:p>
          </table:table-cell>
          <table:table-cell office:value-type="float" office:value="0.6" calcext:value-type="float">
            <text:p>0.6</text:p>
          </table:table-cell>
          <table:table-cell table:formula="of:=[.G13]-0.381783" office:value-type="float" office:value="0.218217" calcext:value-type="float">
            <text:p>0.218217</text:p>
          </table:table-cell>
          <table:table-cell office:value-type="float" office:value="7.784152" calcext:value-type="float">
            <text:p>7.784152</text:p>
          </table:table-cell>
          <table:table-cell office:value-type="float" office:value="0.6" calcext:value-type="float">
            <text:p>0.6</text:p>
          </table:table-cell>
          <table:table-cell table:formula="of:=[.J13]-0.386099" office:value-type="float" office:value="0.213901" calcext:value-type="float">
            <text:p>0.213901</text:p>
          </table:table-cell>
          <table:table-cell office:value-type="float" office:value="7.710169" calcext:value-type="float">
            <text:p>7.710169</text:p>
          </table:table-cell>
          <table:table-cell office:value-type="float" office:value="0.6" calcext:value-type="float">
            <text:p>0.6</text:p>
          </table:table-cell>
          <table:table-cell table:formula="of:=[.M13]-0.387584" office:value-type="float" office:value="0.212416" calcext:value-type="float">
            <text:p>0.212416</text:p>
          </table:table-cell>
          <table:table-cell office:value-type="float" office:value="7.609139" calcext:value-type="float">
            <text:p>7.609139</text:p>
          </table:table-cell>
          <table:table-cell office:value-type="float" office:value="0.6" calcext:value-type="float">
            <text:p>0.6</text:p>
          </table:table-cell>
          <table:table-cell table:formula="of:=[.P13]-0.387987" office:value-type="float" office:value="0.212013" calcext:value-type="float">
            <text:p>0.212013</text:p>
          </table:table-cell>
          <table:table-cell office:value-type="float" office:value="7.458624" calcext:value-type="float">
            <text:p>7.458624</text:p>
          </table:table-cell>
          <table:table-cell office:value-type="float" office:value="0.6" calcext:value-type="float">
            <text:p>0.6</text:p>
          </table:table-cell>
          <table:table-cell table:formula="of:=[.S13]-0.38806" office:value-type="float" office:value="0.21194" calcext:value-type="float">
            <text:p>0.21194</text:p>
          </table:table-cell>
          <table:table-cell office:value-type="float" office:value="7.191331" calcext:value-type="float">
            <text:p>7.191331</text:p>
          </table:table-cell>
          <table:table-cell office:value-type="float" office:value="0.6" calcext:value-type="float">
            <text:p>0.6</text:p>
          </table:table-cell>
          <table:table-cell table:formula="of:=[.V13]-0.388047" office:value-type="float" office:value="0.211953" calcext:value-type="float">
            <text:p>0.211953</text:p>
          </table:table-cell>
          <table:table-cell office:value-type="float" office:value="6.739334" calcext:value-type="float">
            <text:p>6.739334</text:p>
          </table:table-cell>
          <table:table-cell office:value-type="float" office:value="0.6" calcext:value-type="float">
            <text:p>0.6</text:p>
          </table:table-cell>
          <table:table-cell table:formula="of:=[.Y13]-0.388035" office:value-type="float" office:value="0.211965" calcext:value-type="float">
            <text:p>0.211965</text:p>
          </table:table-cell>
          <table:table-cell office:value-type="float" office:value="5.871362" calcext:value-type="float">
            <text:p>5.871362</text:p>
          </table:table-cell>
          <table:table-cell office:value-type="float" office:value="0.6" calcext:value-type="float">
            <text:p>0.6</text:p>
          </table:table-cell>
          <table:table-cell table:formula="of:=[.AB13]-0.388023" office:value-type="float" office:value="0.211977" calcext:value-type="float">
            <text:p>0.211977</text:p>
          </table:table-cell>
          <table:table-cell office:value-type="float" office:value="3.914523" calcext:value-type="float">
            <text:p>3.91452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14]-0.300577" office:value-type="float" office:value="0.349423" calcext:value-type="float">
            <text:p>0.349423</text:p>
          </table:table-cell>
          <table:table-cell office:value-type="float" office:value="6.471822" calcext:value-type="float">
            <text:p>6.471822</text:p>
          </table:table-cell>
          <table:table-cell office:value-type="float" office:value="0.65" calcext:value-type="float">
            <text:p>0.65</text:p>
          </table:table-cell>
          <table:table-cell table:formula="of:=[.D14]-0.367686" office:value-type="float" office:value="0.282314" calcext:value-type="float">
            <text:p>0.282314</text:p>
          </table:table-cell>
          <table:table-cell office:value-type="float" office:value="6.437318" calcext:value-type="float">
            <text:p>6.437318</text:p>
          </table:table-cell>
          <table:table-cell office:value-type="float" office:value="0.65" calcext:value-type="float">
            <text:p>0.65</text:p>
          </table:table-cell>
          <table:table-cell table:formula="of:=[.G14]-0.381783" office:value-type="float" office:value="0.268217" calcext:value-type="float">
            <text:p>0.268217</text:p>
          </table:table-cell>
          <table:table-cell office:value-type="float" office:value="6.402599" calcext:value-type="float">
            <text:p>6.402599</text:p>
          </table:table-cell>
          <table:table-cell office:value-type="float" office:value="0.65" calcext:value-type="float">
            <text:p>0.65</text:p>
          </table:table-cell>
          <table:table-cell table:formula="of:=[.J14]-0.386099" office:value-type="float" office:value="0.263901" calcext:value-type="float">
            <text:p>0.263901</text:p>
          </table:table-cell>
          <table:table-cell office:value-type="float" office:value="6.331985" calcext:value-type="float">
            <text:p>6.331985</text:p>
          </table:table-cell>
          <table:table-cell office:value-type="float" office:value="0.65" calcext:value-type="float">
            <text:p>0.65</text:p>
          </table:table-cell>
          <table:table-cell table:formula="of:=[.M14]-0.387584" office:value-type="float" office:value="0.262416" calcext:value-type="float">
            <text:p>0.262416</text:p>
          </table:table-cell>
          <table:table-cell office:value-type="float" office:value="6.236817" calcext:value-type="float">
            <text:p>6.236817</text:p>
          </table:table-cell>
          <table:table-cell office:value-type="float" office:value="0.65" calcext:value-type="float">
            <text:p>0.65</text:p>
          </table:table-cell>
          <table:table-cell table:formula="of:=[.P14]-0.387987" office:value-type="float" office:value="0.262013" calcext:value-type="float">
            <text:p>0.262013</text:p>
          </table:table-cell>
          <table:table-cell office:value-type="float" office:value="6.09826" calcext:value-type="float">
            <text:p>6.09826</text:p>
          </table:table-cell>
          <table:table-cell office:value-type="float" office:value="0.65" calcext:value-type="float">
            <text:p>0.65</text:p>
          </table:table-cell>
          <table:table-cell table:formula="of:=[.S14]-0.38806" office:value-type="float" office:value="0.26194" calcext:value-type="float">
            <text:p>0.26194</text:p>
          </table:table-cell>
          <table:table-cell office:value-type="float" office:value="5.860322" calcext:value-type="float">
            <text:p>5.860322</text:p>
          </table:table-cell>
          <table:table-cell office:value-type="float" office:value="0.65" calcext:value-type="float">
            <text:p>0.65</text:p>
          </table:table-cell>
          <table:table-cell table:formula="of:=[.V14]-0.388047" office:value-type="float" office:value="0.261953" calcext:value-type="float">
            <text:p>0.261953</text:p>
          </table:table-cell>
          <table:table-cell office:value-type="float" office:value="5.47582" calcext:value-type="float">
            <text:p>5.47582</text:p>
          </table:table-cell>
          <table:table-cell office:value-type="float" office:value="0.65" calcext:value-type="float">
            <text:p>0.65</text:p>
          </table:table-cell>
          <table:table-cell table:formula="of:=[.Y14]-0.388035" office:value-type="float" office:value="0.261965" calcext:value-type="float">
            <text:p>0.261965</text:p>
          </table:table-cell>
          <table:table-cell office:value-type="float" office:value="4.779936" calcext:value-type="float">
            <text:p>4.779936</text:p>
          </table:table-cell>
          <table:table-cell office:value-type="float" office:value="0.65" calcext:value-type="float">
            <text:p>0.65</text:p>
          </table:table-cell>
          <table:table-cell table:formula="of:=[.AB14]-0.388023" office:value-type="float" office:value="0.261977" calcext:value-type="float">
            <text:p>0.261977</text:p>
          </table:table-cell>
          <table:table-cell office:value-type="float" office:value="3.29731" calcext:value-type="float">
            <text:p>3.297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5]-0.300577" office:value-type="float" office:value="0.399423" calcext:value-type="float">
            <text:p>0.399423</text:p>
          </table:table-cell>
          <table:table-cell office:value-type="float" office:value="5.442192" calcext:value-type="float">
            <text:p>5.442192</text:p>
          </table:table-cell>
          <table:table-cell office:value-type="float" office:value="0.7" calcext:value-type="float">
            <text:p>0.7</text:p>
          </table:table-cell>
          <table:table-cell table:formula="of:=[.D15]-0.367686" office:value-type="float" office:value="0.332314" calcext:value-type="float">
            <text:p>0.332314</text:p>
          </table:table-cell>
          <table:table-cell office:value-type="float" office:value="5.409359" calcext:value-type="float">
            <text:p>5.409359</text:p>
          </table:table-cell>
          <table:table-cell office:value-type="float" office:value="0.7" calcext:value-type="float">
            <text:p>0.7</text:p>
          </table:table-cell>
          <table:table-cell table:formula="of:=[.G15]-0.381783" office:value-type="float" office:value="0.318217" calcext:value-type="float">
            <text:p>0.318217</text:p>
          </table:table-cell>
          <table:table-cell office:value-type="float" office:value="5.376415" calcext:value-type="float">
            <text:p>5.376415</text:p>
          </table:table-cell>
          <table:table-cell office:value-type="float" office:value="0.7" calcext:value-type="float">
            <text:p>0.7</text:p>
          </table:table-cell>
          <table:table-cell table:formula="of:=[.J15]-0.386099" office:value-type="float" office:value="0.313901" calcext:value-type="float">
            <text:p>0.313901</text:p>
          </table:table-cell>
          <table:table-cell office:value-type="float" office:value="5.309747" calcext:value-type="float">
            <text:p>5.309747</text:p>
          </table:table-cell>
          <table:table-cell office:value-type="float" office:value="0.7" calcext:value-type="float">
            <text:p>0.7</text:p>
          </table:table-cell>
          <table:table-cell table:formula="of:=[.M15]-0.387584" office:value-type="float" office:value="0.312416" calcext:value-type="float">
            <text:p>0.312416</text:p>
          </table:table-cell>
          <table:table-cell office:value-type="float" office:value="5.220899" calcext:value-type="float">
            <text:p>5.220899</text:p>
          </table:table-cell>
          <table:table-cell office:value-type="float" office:value="0.7" calcext:value-type="float">
            <text:p>0.7</text:p>
          </table:table-cell>
          <table:table-cell table:formula="of:=[.P15]-0.387987" office:value-type="float" office:value="0.312013" calcext:value-type="float">
            <text:p>0.312013</text:p>
          </table:table-cell>
          <table:table-cell office:value-type="float" office:value="5.093989" calcext:value-type="float">
            <text:p>5.093989</text:p>
          </table:table-cell>
          <table:table-cell office:value-type="float" office:value="0.7" calcext:value-type="float">
            <text:p>0.7</text:p>
          </table:table-cell>
          <table:table-cell table:formula="of:=[.S15]-0.38806" office:value-type="float" office:value="0.31194" calcext:value-type="float">
            <text:p>0.31194</text:p>
          </table:table-cell>
          <table:table-cell office:value-type="float" office:value="4.88216" calcext:value-type="float">
            <text:p>4.88216</text:p>
          </table:table-cell>
          <table:table-cell office:value-type="float" office:value="0.7" calcext:value-type="float">
            <text:p>0.7</text:p>
          </table:table-cell>
          <table:table-cell table:formula="of:=[.V15]-0.388047" office:value-type="float" office:value="0.311953" calcext:value-type="float">
            <text:p>0.311953</text:p>
          </table:table-cell>
          <table:table-cell office:value-type="float" office:value="4.553051" calcext:value-type="float">
            <text:p>4.553051</text:p>
          </table:table-cell>
          <table:table-cell office:value-type="float" office:value="0.7" calcext:value-type="float">
            <text:p>0.7</text:p>
          </table:table-cell>
          <table:table-cell table:formula="of:=[.Y15]-0.388035" office:value-type="float" office:value="0.311965" calcext:value-type="float">
            <text:p>0.311965</text:p>
          </table:table-cell>
          <table:table-cell office:value-type="float" office:value="3.987328" calcext:value-type="float">
            <text:p>3.987328</text:p>
          </table:table-cell>
          <table:table-cell office:value-type="float" office:value="0.7" calcext:value-type="float">
            <text:p>0.7</text:p>
          </table:table-cell>
          <table:table-cell table:formula="of:=[.AB15]-0.388023" office:value-type="float" office:value="0.311977" calcext:value-type="float">
            <text:p>0.311977</text:p>
          </table:table-cell>
          <table:table-cell office:value-type="float" office:value="2.83702" calcext:value-type="float">
            <text:p>2.8370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16]-0.300577" office:value-type="float" office:value="0.449423" calcext:value-type="float">
            <text:p>0.449423</text:p>
          </table:table-cell>
          <table:table-cell office:value-type="float" office:value="4.662895" calcext:value-type="float">
            <text:p>4.662895</text:p>
          </table:table-cell>
          <table:table-cell office:value-type="float" office:value="0.75" calcext:value-type="float">
            <text:p>0.75</text:p>
          </table:table-cell>
          <table:table-cell table:formula="of:=[.D16]-0.367686" office:value-type="float" office:value="0.382314" calcext:value-type="float">
            <text:p>0.382314</text:p>
          </table:table-cell>
          <table:table-cell office:value-type="float" office:value="4.631806" calcext:value-type="float">
            <text:p>4.631806</text:p>
          </table:table-cell>
          <table:table-cell office:value-type="float" office:value="0.75" calcext:value-type="float">
            <text:p>0.75</text:p>
          </table:table-cell>
          <table:table-cell table:formula="of:=[.G16]-0.381783" office:value-type="float" office:value="0.368217" calcext:value-type="float">
            <text:p>0.368217</text:p>
          </table:table-cell>
          <table:table-cell office:value-type="float" office:value="4.600698" calcext:value-type="float">
            <text:p>4.600698</text:p>
          </table:table-cell>
          <table:table-cell office:value-type="float" office:value="0.75" calcext:value-type="float">
            <text:p>0.75</text:p>
          </table:table-cell>
          <table:table-cell table:formula="of:=[.J16]-0.386099" office:value-type="float" office:value="0.363901" calcext:value-type="float">
            <text:p>0.363901</text:p>
          </table:table-cell>
          <table:table-cell office:value-type="float" office:value="4.538041" calcext:value-type="float">
            <text:p>4.538041</text:p>
          </table:table-cell>
          <table:table-cell office:value-type="float" office:value="0.75" calcext:value-type="float">
            <text:p>0.75</text:p>
          </table:table-cell>
          <table:table-cell table:formula="of:=[.M16]-0.387584" office:value-type="float" office:value="0.362416" calcext:value-type="float">
            <text:p>0.362416</text:p>
          </table:table-cell>
          <table:table-cell office:value-type="float" office:value="4.455343" calcext:value-type="float">
            <text:p>4.455343</text:p>
          </table:table-cell>
          <table:table-cell office:value-type="float" office:value="0.75" calcext:value-type="float">
            <text:p>0.75</text:p>
          </table:table-cell>
          <table:table-cell table:formula="of:=[.P16]-0.387987" office:value-type="float" office:value="0.362013" calcext:value-type="float">
            <text:p>0.362013</text:p>
          </table:table-cell>
          <table:table-cell office:value-type="float" office:value="4.339098" calcext:value-type="float">
            <text:p>4.339098</text:p>
          </table:table-cell>
          <table:table-cell office:value-type="float" office:value="0.75" calcext:value-type="float">
            <text:p>0.75</text:p>
          </table:table-cell>
          <table:table-cell table:formula="of:=[.S16]-0.38806" office:value-type="float" office:value="0.36194" calcext:value-type="float">
            <text:p>0.36194</text:p>
          </table:table-cell>
          <table:table-cell office:value-type="float" office:value="4.149687" calcext:value-type="float">
            <text:p>4.149687</text:p>
          </table:table-cell>
          <table:table-cell office:value-type="float" office:value="0.75" calcext:value-type="float">
            <text:p>0.75</text:p>
          </table:table-cell>
          <table:table-cell table:formula="of:=[.V16]-0.388047" office:value-type="float" office:value="0.361953" calcext:value-type="float">
            <text:p>0.361953</text:p>
          </table:table-cell>
          <table:table-cell office:value-type="float" office:value="3.865204" calcext:value-type="float">
            <text:p>3.865204</text:p>
          </table:table-cell>
          <table:table-cell office:value-type="float" office:value="0.75" calcext:value-type="float">
            <text:p>0.75</text:p>
          </table:table-cell>
          <table:table-cell table:formula="of:=[.Y16]-0.388035" office:value-type="float" office:value="0.361965" calcext:value-type="float">
            <text:p>0.361965</text:p>
          </table:table-cell>
          <table:table-cell office:value-type="float" office:value="3.39752" calcext:value-type="float">
            <text:p>3.39752</text:p>
          </table:table-cell>
          <table:table-cell office:value-type="float" office:value="0.75" calcext:value-type="float">
            <text:p>0.75</text:p>
          </table:table-cell>
          <table:table-cell table:formula="of:=[.AB16]-0.388023" office:value-type="float" office:value="0.361977" calcext:value-type="float">
            <text:p>0.361977</text:p>
          </table:table-cell>
          <table:table-cell office:value-type="float" office:value="2.483669" calcext:value-type="float">
            <text:p>2.48366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7]-0.300577" office:value-type="float" office:value="0.499423" calcext:value-type="float">
            <text:p>0.499423</text:p>
          </table:table-cell>
          <table:table-cell office:value-type="float" office:value="4.059256" calcext:value-type="float">
            <text:p>4.059256</text:p>
          </table:table-cell>
          <table:table-cell office:value-type="float" office:value="0.8" calcext:value-type="float">
            <text:p>0.8</text:p>
          </table:table-cell>
          <table:table-cell table:formula="of:=[.D17]-0.367686" office:value-type="float" office:value="0.432314" calcext:value-type="float">
            <text:p>0.432314</text:p>
          </table:table-cell>
          <table:table-cell office:value-type="float" office:value="4.029879" calcext:value-type="float">
            <text:p>4.029879</text:p>
          </table:table-cell>
          <table:table-cell office:value-type="float" office:value="0.8" calcext:value-type="float">
            <text:p>0.8</text:p>
          </table:table-cell>
          <table:table-cell table:formula="of:=[.G17]-0.381783" office:value-type="float" office:value="0.418217" calcext:value-type="float">
            <text:p>0.418217</text:p>
          </table:table-cell>
          <table:table-cell office:value-type="float" office:value="4.000565" calcext:value-type="float">
            <text:p>4.000565</text:p>
          </table:table-cell>
          <table:table-cell office:value-type="float" office:value="0.8" calcext:value-type="float">
            <text:p>0.8</text:p>
          </table:table-cell>
          <table:table-cell table:formula="of:=[.J17]-0.386099" office:value-type="float" office:value="0.413901" calcext:value-type="float">
            <text:p>0.413901</text:p>
          </table:table-cell>
          <table:table-cell office:value-type="float" office:value="3.94178" calcext:value-type="float">
            <text:p>3.94178</text:p>
          </table:table-cell>
          <table:table-cell office:value-type="float" office:value="0.8" calcext:value-type="float">
            <text:p>0.8</text:p>
          </table:table-cell>
          <table:table-cell table:formula="of:=[.M17]-0.387584" office:value-type="float" office:value="0.412416" calcext:value-type="float">
            <text:p>0.412416</text:p>
          </table:table-cell>
          <table:table-cell office:value-type="float" office:value="3.864856" calcext:value-type="float">
            <text:p>3.864856</text:p>
          </table:table-cell>
          <table:table-cell office:value-type="float" office:value="0.8" calcext:value-type="float">
            <text:p>0.8</text:p>
          </table:table-cell>
          <table:table-cell table:formula="of:=[.P17]-0.387987" office:value-type="float" office:value="0.412013" calcext:value-type="float">
            <text:p>0.412013</text:p>
          </table:table-cell>
          <table:table-cell office:value-type="float" office:value="3.758197" calcext:value-type="float">
            <text:p>3.758197</text:p>
          </table:table-cell>
          <table:table-cell office:value-type="float" office:value="0.8" calcext:value-type="float">
            <text:p>0.8</text:p>
          </table:table-cell>
          <table:table-cell table:formula="of:=[.S17]-0.38806" office:value-type="float" office:value="0.41194" calcext:value-type="float">
            <text:p>0.41194</text:p>
          </table:table-cell>
          <table:table-cell office:value-type="float" office:value="3.587956" calcext:value-type="float">
            <text:p>3.587956</text:p>
          </table:table-cell>
          <table:table-cell office:value-type="float" office:value="0.8" calcext:value-type="float">
            <text:p>0.8</text:p>
          </table:table-cell>
          <table:table-cell table:formula="of:=[.V17]-0.388047" office:value-type="float" office:value="0.411953" calcext:value-type="float">
            <text:p>0.411953</text:p>
          </table:table-cell>
          <table:table-cell office:value-type="float" office:value="3.339627" calcext:value-type="float">
            <text:p>3.339627</text:p>
          </table:table-cell>
          <table:table-cell office:value-type="float" office:value="0.8" calcext:value-type="float">
            <text:p>0.8</text:p>
          </table:table-cell>
          <table:table-cell table:formula="of:=[.Y17]-0.388035" office:value-type="float" office:value="0.411965" calcext:value-type="float">
            <text:p>0.411965</text:p>
          </table:table-cell>
          <table:table-cell office:value-type="float" office:value="2.946814" calcext:value-type="float">
            <text:p>2.946814</text:p>
          </table:table-cell>
          <table:table-cell office:value-type="float" office:value="0.8" calcext:value-type="float">
            <text:p>0.8</text:p>
          </table:table-cell>
          <table:table-cell table:formula="of:=[.AB17]-0.388023" office:value-type="float" office:value="0.411977" calcext:value-type="float">
            <text:p>0.411977</text:p>
          </table:table-cell>
          <table:table-cell office:value-type="float" office:value="2.205197" calcext:value-type="float">
            <text:p>2.20519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A18]-0.300577" office:value-type="float" office:value="0.549423" calcext:value-type="float">
            <text:p>0.549423</text:p>
          </table:table-cell>
          <table:table-cell office:value-type="float" office:value="3.580532" calcext:value-type="float">
            <text:p>3.580532</text:p>
          </table:table-cell>
          <table:table-cell office:value-type="float" office:value="0.85" calcext:value-type="float">
            <text:p>0.85</text:p>
          </table:table-cell>
          <table:table-cell table:formula="of:=[.D18]-0.367686" office:value-type="float" office:value="0.482314" calcext:value-type="float">
            <text:p>0.482314</text:p>
          </table:table-cell>
          <table:table-cell office:value-type="float" office:value="3.552798" calcext:value-type="float">
            <text:p>3.552798</text:p>
          </table:table-cell>
          <table:table-cell office:value-type="float" office:value="0.85" calcext:value-type="float">
            <text:p>0.85</text:p>
          </table:table-cell>
          <table:table-cell table:formula="of:=[.G18]-0.381783" office:value-type="float" office:value="0.468217" calcext:value-type="float">
            <text:p>0.468217</text:p>
          </table:table-cell>
          <table:table-cell office:value-type="float" office:value="3.525197" calcext:value-type="float">
            <text:p>3.525197</text:p>
          </table:table-cell>
          <table:table-cell office:value-type="float" office:value="0.85" calcext:value-type="float">
            <text:p>0.85</text:p>
          </table:table-cell>
          <table:table-cell table:formula="of:=[.J18]-0.386099" office:value-type="float" office:value="0.463901" calcext:value-type="float">
            <text:p>0.463901</text:p>
          </table:table-cell>
          <table:table-cell office:value-type="float" office:value="3.470081" calcext:value-type="float">
            <text:p>3.470081</text:p>
          </table:table-cell>
          <table:table-cell office:value-type="float" office:value="0.85" calcext:value-type="float">
            <text:p>0.85</text:p>
          </table:table-cell>
          <table:table-cell table:formula="of:=[.M18]-0.387584" office:value-type="float" office:value="0.462416" calcext:value-type="float">
            <text:p>0.462416</text:p>
          </table:table-cell>
          <table:table-cell office:value-type="float" office:value="3.398512" calcext:value-type="float">
            <text:p>3.398512</text:p>
          </table:table-cell>
          <table:table-cell office:value-type="float" office:value="0.85" calcext:value-type="float">
            <text:p>0.85</text:p>
          </table:table-cell>
          <table:table-cell table:formula="of:=[.P18]-0.387987" office:value-type="float" office:value="0.462013" calcext:value-type="float">
            <text:p>0.462013</text:p>
          </table:table-cell>
          <table:table-cell office:value-type="float" office:value="3.300458" calcext:value-type="float">
            <text:p>3.300458</text:p>
          </table:table-cell>
          <table:table-cell office:value-type="float" office:value="0.85" calcext:value-type="float">
            <text:p>0.85</text:p>
          </table:table-cell>
          <table:table-cell table:formula="of:=[.S18]-0.38806" office:value-type="float" office:value="0.46194" calcext:value-type="float">
            <text:p>0.46194</text:p>
          </table:table-cell>
          <table:table-cell office:value-type="float" office:value="3.146729" calcext:value-type="float">
            <text:p>3.146729</text:p>
          </table:table-cell>
          <table:table-cell office:value-type="float" office:value="0.85" calcext:value-type="float">
            <text:p>0.85</text:p>
          </table:table-cell>
          <table:table-cell table:formula="of:=[.V18]-0.388047" office:value-type="float" office:value="0.461953" calcext:value-type="float">
            <text:p>0.461953</text:p>
          </table:table-cell>
          <table:table-cell office:value-type="float" office:value="2.928102" calcext:value-type="float">
            <text:p>2.928102</text:p>
          </table:table-cell>
          <table:table-cell office:value-type="float" office:value="0.85" calcext:value-type="float">
            <text:p>0.85</text:p>
          </table:table-cell>
          <table:table-cell table:formula="of:=[.Y18]-0.388035" office:value-type="float" office:value="0.461965" calcext:value-type="float">
            <text:p>0.461965</text:p>
          </table:table-cell>
          <table:table-cell office:value-type="float" office:value="2.593617" calcext:value-type="float">
            <text:p>2.593617</text:p>
          </table:table-cell>
          <table:table-cell office:value-type="float" office:value="0.85" calcext:value-type="float">
            <text:p>0.85</text:p>
          </table:table-cell>
          <table:table-cell table:formula="of:=[.AB18]-0.388023" office:value-type="float" office:value="0.461977" calcext:value-type="float">
            <text:p>0.461977</text:p>
          </table:table-cell>
          <table:table-cell office:value-type="float" office:value="1.98066" calcext:value-type="float">
            <text:p>1.98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9]-0.300577" office:value-type="float" office:value="0.599423" calcext:value-type="float">
            <text:p>0.599423</text:p>
          </table:table-cell>
          <table:table-cell office:value-type="float" office:value="3.192581" calcext:value-type="float">
            <text:p>3.192581</text:p>
          </table:table-cell>
          <table:table-cell office:value-type="float" office:value="0.9" calcext:value-type="float">
            <text:p>0.9</text:p>
          </table:table-cell>
          <table:table-cell table:formula="of:=[.D19]-0.367686" office:value-type="float" office:value="0.532314" calcext:value-type="float">
            <text:p>0.532314</text:p>
          </table:table-cell>
          <table:table-cell office:value-type="float" office:value="3.16641" calcext:value-type="float">
            <text:p>3.16641</text:p>
          </table:table-cell>
          <table:table-cell office:value-type="float" office:value="0.9" calcext:value-type="float">
            <text:p>0.9</text:p>
          </table:table-cell>
          <table:table-cell table:formula="of:=[.G19]-0.381783" office:value-type="float" office:value="0.518217" calcext:value-type="float">
            <text:p>0.518217</text:p>
          </table:table-cell>
          <table:table-cell office:value-type="float" office:value="3.140432" calcext:value-type="float">
            <text:p>3.140432</text:p>
          </table:table-cell>
          <table:table-cell office:value-type="float" office:value="0.9" calcext:value-type="float">
            <text:p>0.9</text:p>
          </table:table-cell>
          <table:table-cell table:formula="of:=[.J19]-0.386099" office:value-type="float" office:value="0.513901" calcext:value-type="float">
            <text:p>0.513901</text:p>
          </table:table-cell>
          <table:table-cell office:value-type="float" office:value="3.088767" calcext:value-type="float">
            <text:p>3.088767</text:p>
          </table:table-cell>
          <table:table-cell office:value-type="float" office:value="0.9" calcext:value-type="float">
            <text:p>0.9</text:p>
          </table:table-cell>
          <table:table-cell table:formula="of:=[.M19]-0.387584" office:value-type="float" office:value="0.512416" calcext:value-type="float">
            <text:p>0.512416</text:p>
          </table:table-cell>
          <table:table-cell office:value-type="float" office:value="3.022153" calcext:value-type="float">
            <text:p>3.022153</text:p>
          </table:table-cell>
          <table:table-cell office:value-type="float" office:value="0.9" calcext:value-type="float">
            <text:p>0.9</text:p>
          </table:table-cell>
          <table:table-cell table:formula="of:=[.P19]-0.387987" office:value-type="float" office:value="0.512013" calcext:value-type="float">
            <text:p>0.512013</text:p>
          </table:table-cell>
          <table:table-cell office:value-type="float" office:value="2.93185" calcext:value-type="float">
            <text:p>2.93185</text:p>
          </table:table-cell>
          <table:table-cell office:value-type="float" office:value="0.9" calcext:value-type="float">
            <text:p>0.9</text:p>
          </table:table-cell>
          <table:table-cell table:formula="of:=[.S19]-0.38806" office:value-type="float" office:value="0.51194" calcext:value-type="float">
            <text:p>0.51194</text:p>
          </table:table-cell>
          <table:table-cell office:value-type="float" office:value="2.792487" calcext:value-type="float">
            <text:p>2.792487</text:p>
          </table:table-cell>
          <table:table-cell office:value-type="float" office:value="0.9" calcext:value-type="float">
            <text:p>0.9</text:p>
          </table:table-cell>
          <table:table-cell table:formula="of:=[.V19]-0.388047" office:value-type="float" office:value="0.511953" calcext:value-type="float">
            <text:p>0.511953</text:p>
          </table:table-cell>
          <table:table-cell office:value-type="float" office:value="2.598643" calcext:value-type="float">
            <text:p>2.598643</text:p>
          </table:table-cell>
          <table:table-cell office:value-type="float" office:value="0.9" calcext:value-type="float">
            <text:p>0.9</text:p>
          </table:table-cell>
          <table:table-cell table:formula="of:=[.Y19]-0.388035" office:value-type="float" office:value="0.511965" calcext:value-type="float">
            <text:p>0.511965</text:p>
          </table:table-cell>
          <table:table-cell office:value-type="float" office:value="2.310539" calcext:value-type="float">
            <text:p>2.310539</text:p>
          </table:table-cell>
          <table:table-cell office:value-type="float" office:value="0.9" calcext:value-type="float">
            <text:p>0.9</text:p>
          </table:table-cell>
          <table:table-cell table:formula="of:=[.AB19]-0.388023" office:value-type="float" office:value="0.511977" calcext:value-type="float">
            <text:p>0.511977</text:p>
          </table:table-cell>
          <table:table-cell office:value-type="float" office:value="1.796034" calcext:value-type="float">
            <text:p>1.79603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20]-0.300577" office:value-type="float" office:value="0.649423" calcext:value-type="float">
            <text:p>0.649423</text:p>
          </table:table-cell>
          <table:table-cell office:value-type="float" office:value="2.8722" calcext:value-type="float">
            <text:p>2.8722</text:p>
          </table:table-cell>
          <table:table-cell office:value-type="float" office:value="0.95" calcext:value-type="float">
            <text:p>0.95</text:p>
          </table:table-cell>
          <table:table-cell table:formula="of:=[.D20]-0.367686" office:value-type="float" office:value="0.582314" calcext:value-type="float">
            <text:p>0.582314</text:p>
          </table:table-cell>
          <table:table-cell office:value-type="float" office:value="2.847509" calcext:value-type="float">
            <text:p>2.847509</text:p>
          </table:table-cell>
          <table:table-cell office:value-type="float" office:value="0.95" calcext:value-type="float">
            <text:p>0.95</text:p>
          </table:table-cell>
          <table:table-cell table:formula="of:=[.G20]-0.381783" office:value-type="float" office:value="0.568217" calcext:value-type="float">
            <text:p>0.568217</text:p>
          </table:table-cell>
          <table:table-cell office:value-type="float" office:value="2.823065" calcext:value-type="float">
            <text:p>2.823065</text:p>
          </table:table-cell>
          <table:table-cell office:value-type="float" office:value="0.95" calcext:value-type="float">
            <text:p>0.95</text:p>
          </table:table-cell>
          <table:table-cell table:formula="of:=[.J20]-0.386099" office:value-type="float" office:value="0.563901" calcext:value-type="float">
            <text:p>0.563901</text:p>
          </table:table-cell>
          <table:table-cell office:value-type="float" office:value="2.774639" calcext:value-type="float">
            <text:p>2.774639</text:p>
          </table:table-cell>
          <table:table-cell office:value-type="float" office:value="0.95" calcext:value-type="float">
            <text:p>0.95</text:p>
          </table:table-cell>
          <table:table-cell table:formula="of:=[.M20]-0.387584" office:value-type="float" office:value="0.562416" calcext:value-type="float">
            <text:p>0.562416</text:p>
          </table:table-cell>
          <table:table-cell office:value-type="float" office:value="2.712611" calcext:value-type="float">
            <text:p>2.712611</text:p>
          </table:table-cell>
          <table:table-cell office:value-type="float" office:value="0.95" calcext:value-type="float">
            <text:p>0.95</text:p>
          </table:table-cell>
          <table:table-cell table:formula="of:=[.P20]-0.387987" office:value-type="float" office:value="0.562013" calcext:value-type="float">
            <text:p>0.562013</text:p>
          </table:table-cell>
          <table:table-cell office:value-type="float" office:value="2.629327" calcext:value-type="float">
            <text:p>2.629327</text:p>
          </table:table-cell>
          <table:table-cell office:value-type="float" office:value="0.95" calcext:value-type="float">
            <text:p>0.95</text:p>
          </table:table-cell>
          <table:table-cell table:formula="of:=[.S20]-0.38806" office:value-type="float" office:value="0.56194" calcext:value-type="float">
            <text:p>0.56194</text:p>
          </table:table-cell>
          <table:table-cell office:value-type="float" office:value="2.502587" calcext:value-type="float">
            <text:p>2.502587</text:p>
          </table:table-cell>
          <table:table-cell office:value-type="float" office:value="0.95" calcext:value-type="float">
            <text:p>0.95</text:p>
          </table:table-cell>
          <table:table-cell table:formula="of:=[.V20]-0.388047" office:value-type="float" office:value="0.561953" calcext:value-type="float">
            <text:p>0.561953</text:p>
          </table:table-cell>
          <table:table-cell office:value-type="float" office:value="2.329718" calcext:value-type="float">
            <text:p>2.329718</text:p>
          </table:table-cell>
          <table:table-cell office:value-type="float" office:value="0.95" calcext:value-type="float">
            <text:p>0.95</text:p>
          </table:table-cell>
          <table:table-cell table:formula="of:=[.Y20]-0.388035" office:value-type="float" office:value="0.561965" calcext:value-type="float">
            <text:p>0.561965</text:p>
          </table:table-cell>
          <table:table-cell office:value-type="float" office:value="2.079194" calcext:value-type="float">
            <text:p>2.079194</text:p>
          </table:table-cell>
          <table:table-cell office:value-type="float" office:value="0.95" calcext:value-type="float">
            <text:p>0.95</text:p>
          </table:table-cell>
          <table:table-cell table:formula="of:=[.AB20]-0.388023" office:value-type="float" office:value="0.561977" calcext:value-type="float">
            <text:p>0.561977</text:p>
          </table:table-cell>
          <table:table-cell office:value-type="float" office:value="1.641675" calcext:value-type="float">
            <text:p>1.641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-0.300577" office:value-type="float" office:value="0.699423" calcext:value-type="float">
            <text:p>0.699423</text:p>
          </table:table-cell>
          <table:table-cell office:value-type="float" office:value="2.603317" calcext:value-type="float">
            <text:p>2.603317</text:p>
          </table:table-cell>
          <table:table-cell office:value-type="float" office:value="1" calcext:value-type="float">
            <text:p>1</text:p>
          </table:table-cell>
          <table:table-cell table:formula="of:=[.D21]-0.367686" office:value-type="float" office:value="0.632314" calcext:value-type="float">
            <text:p>0.632314</text:p>
          </table:table-cell>
          <table:table-cell office:value-type="float" office:value="2.580027" calcext:value-type="float">
            <text:p>2.580027</text:p>
          </table:table-cell>
          <table:table-cell office:value-type="float" office:value="1" calcext:value-type="float">
            <text:p>1</text:p>
          </table:table-cell>
          <table:table-cell table:formula="of:=[.G21]-0.381783" office:value-type="float" office:value="0.618217" calcext:value-type="float">
            <text:p>0.618217</text:p>
          </table:table-cell>
          <table:table-cell office:value-type="float" office:value="2.557029" calcext:value-type="float">
            <text:p>2.557029</text:p>
          </table:table-cell>
          <table:table-cell office:value-type="float" office:value="1" calcext:value-type="float">
            <text:p>1</text:p>
          </table:table-cell>
          <table:table-cell table:formula="of:=[.J21]-0.386099" office:value-type="float" office:value="0.613901" calcext:value-type="float">
            <text:p>0.613901</text:p>
          </table:table-cell>
          <table:table-cell office:value-type="float" office:value="2.511642" calcext:value-type="float">
            <text:p>2.511642</text:p>
          </table:table-cell>
          <table:table-cell office:value-type="float" office:value="1" calcext:value-type="float">
            <text:p>1</text:p>
          </table:table-cell>
          <table:table-cell table:formula="of:=[.M21]-0.387584" office:value-type="float" office:value="0.612416" calcext:value-type="float">
            <text:p>0.612416</text:p>
          </table:table-cell>
          <table:table-cell office:value-type="float" office:value="2.453866" calcext:value-type="float">
            <text:p>2.453866</text:p>
          </table:table-cell>
          <table:table-cell office:value-type="float" office:value="1" calcext:value-type="float">
            <text:p>1</text:p>
          </table:table-cell>
          <table:table-cell table:formula="of:=[.P21]-0.387987" office:value-type="float" office:value="0.612013" calcext:value-type="float">
            <text:p>0.612013</text:p>
          </table:table-cell>
          <table:table-cell office:value-type="float" office:value="2.376965" calcext:value-type="float">
            <text:p>2.376965</text:p>
          </table:table-cell>
          <table:table-cell office:value-type="float" office:value="1" calcext:value-type="float">
            <text:p>1</text:p>
          </table:table-cell>
          <table:table-cell table:formula="of:=[.S21]-0.38806" office:value-type="float" office:value="0.61194" calcext:value-type="float">
            <text:p>0.61194</text:p>
          </table:table-cell>
          <table:table-cell office:value-type="float" office:value="2.261409" calcext:value-type="float">
            <text:p>2.261409</text:p>
          </table:table-cell>
          <table:table-cell office:value-type="float" office:value="1" calcext:value-type="float">
            <text:p>1</text:p>
          </table:table-cell>
          <table:table-cell table:formula="of:=[.V21]-0.388047" office:value-type="float" office:value="0.611953" calcext:value-type="float">
            <text:p>0.611953</text:p>
          </table:table-cell>
          <table:table-cell office:value-type="float" office:value="2.106512" calcext:value-type="float">
            <text:p>2.106512</text:p>
          </table:table-cell>
          <table:table-cell office:value-type="float" office:value="1" calcext:value-type="float">
            <text:p>1</text:p>
          </table:table-cell>
          <table:table-cell table:formula="of:=[.Y21]-0.388035" office:value-type="float" office:value="0.611965" calcext:value-type="float">
            <text:p>0.611965</text:p>
          </table:table-cell>
          <table:table-cell office:value-type="float" office:value="1.886936" calcext:value-type="float">
            <text:p>1.886936</text:p>
          </table:table-cell>
          <table:table-cell office:value-type="float" office:value="1" calcext:value-type="float">
            <text:p>1</text:p>
          </table:table-cell>
          <table:table-cell table:formula="of:=[.AB21]-0.388023" office:value-type="float" office:value="0.611977" calcext:value-type="float">
            <text:p>0.611977</text:p>
          </table:table-cell>
          <table:table-cell office:value-type="float" office:value="1.510775" calcext:value-type="float">
            <text:p>1.51077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2]-0.300577" office:value-type="float" office:value="0.749423" calcext:value-type="float">
            <text:p>0.749423</text:p>
          </table:table-cell>
          <table:table-cell office:value-type="float" office:value="2.374543" calcext:value-type="float">
            <text:p>2.374543</text:p>
          </table:table-cell>
          <table:table-cell office:value-type="float" office:value="1.05" calcext:value-type="float">
            <text:p>1.05</text:p>
          </table:table-cell>
          <table:table-cell table:formula="of:=[.D22]-0.367686" office:value-type="float" office:value="0.682314" calcext:value-type="float">
            <text:p>0.682314</text:p>
          </table:table-cell>
          <table:table-cell office:value-type="float" office:value="2.352577" calcext:value-type="float">
            <text:p>2.352577</text:p>
          </table:table-cell>
          <table:table-cell office:value-type="float" office:value="1.05" calcext:value-type="float">
            <text:p>1.05</text:p>
          </table:table-cell>
          <table:table-cell table:formula="of:=[.G22]-0.381783" office:value-type="float" office:value="0.668217" calcext:value-type="float">
            <text:p>0.668217</text:p>
          </table:table-cell>
          <table:table-cell office:value-type="float" office:value="2.330942" calcext:value-type="float">
            <text:p>2.330942</text:p>
          </table:table-cell>
          <table:table-cell office:value-type="float" office:value="1.05" calcext:value-type="float">
            <text:p>1.05</text:p>
          </table:table-cell>
          <table:table-cell table:formula="of:=[.J22]-0.386099" office:value-type="float" office:value="0.663901" calcext:value-type="float">
            <text:p>0.663901</text:p>
          </table:table-cell>
          <table:table-cell office:value-type="float" office:value="2.288405" calcext:value-type="float">
            <text:p>2.288405</text:p>
          </table:table-cell>
          <table:table-cell office:value-type="float" office:value="1.05" calcext:value-type="float">
            <text:p>1.05</text:p>
          </table:table-cell>
          <table:table-cell table:formula="of:=[.M22]-0.387584" office:value-type="float" office:value="0.662416" calcext:value-type="float">
            <text:p>0.662416</text:p>
          </table:table-cell>
          <table:table-cell office:value-type="float" office:value="2.234576" calcext:value-type="float">
            <text:p>2.234576</text:p>
          </table:table-cell>
          <table:table-cell office:value-type="float" office:value="1.05" calcext:value-type="float">
            <text:p>1.05</text:p>
          </table:table-cell>
          <table:table-cell table:formula="of:=[.P22]-0.387987" office:value-type="float" office:value="0.662013" calcext:value-type="float">
            <text:p>0.662013</text:p>
          </table:table-cell>
          <table:table-cell office:value-type="float" office:value="2.163505" calcext:value-type="float">
            <text:p>2.163505</text:p>
          </table:table-cell>
          <table:table-cell office:value-type="float" office:value="1.05" calcext:value-type="float">
            <text:p>1.05</text:p>
          </table:table-cell>
          <table:table-cell table:formula="of:=[.S22]-0.38806" office:value-type="float" office:value="0.66194" calcext:value-type="float">
            <text:p>0.66194</text:p>
          </table:table-cell>
          <table:table-cell office:value-type="float" office:value="2.057925" calcext:value-type="float">
            <text:p>2.057925</text:p>
          </table:table-cell>
          <table:table-cell office:value-type="float" office:value="1.05" calcext:value-type="float">
            <text:p>1.05</text:p>
          </table:table-cell>
          <table:table-cell table:formula="of:=[.V22]-0.388047" office:value-type="float" office:value="0.661953" calcext:value-type="float">
            <text:p>0.661953</text:p>
          </table:table-cell>
          <table:table-cell office:value-type="float" office:value="1.918584" calcext:value-type="float">
            <text:p>1.918584</text:p>
          </table:table-cell>
          <table:table-cell office:value-type="float" office:value="1.05" calcext:value-type="float">
            <text:p>1.05</text:p>
          </table:table-cell>
          <table:table-cell table:formula="of:=[.Y22]-0.388035" office:value-type="float" office:value="0.661965" calcext:value-type="float">
            <text:p>0.661965</text:p>
          </table:table-cell>
          <table:table-cell office:value-type="float" office:value="1.724854" calcext:value-type="float">
            <text:p>1.724854</text:p>
          </table:table-cell>
          <table:table-cell office:value-type="float" office:value="1.05" calcext:value-type="float">
            <text:p>1.05</text:p>
          </table:table-cell>
          <table:table-cell table:formula="of:=[.AB22]-0.388023" office:value-type="float" office:value="0.661977" calcext:value-type="float">
            <text:p>0.661977</text:p>
          </table:table-cell>
          <table:table-cell office:value-type="float" office:value="1.398407" calcext:value-type="float">
            <text:p>1.39840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23]-0.300577" office:value-type="float" office:value="0.799423" calcext:value-type="float">
            <text:p>0.799423</text:p>
          </table:table-cell>
          <table:table-cell office:value-type="float" office:value="2.177615" calcext:value-type="float">
            <text:p>2.177615</text:p>
          </table:table-cell>
          <table:table-cell office:value-type="float" office:value="1.1" calcext:value-type="float">
            <text:p>1.1</text:p>
          </table:table-cell>
          <table:table-cell table:formula="of:=[.D23]-0.367686" office:value-type="float" office:value="0.732314" calcext:value-type="float">
            <text:p>0.732314</text:p>
          </table:table-cell>
          <table:table-cell office:value-type="float" office:value="2.1569" calcext:value-type="float">
            <text:p>2.1569</text:p>
          </table:table-cell>
          <table:table-cell office:value-type="float" office:value="1.1" calcext:value-type="float">
            <text:p>1.1</text:p>
          </table:table-cell>
          <table:table-cell table:formula="of:=[.G23]-0.381783" office:value-type="float" office:value="0.718217" calcext:value-type="float">
            <text:p>0.718217</text:p>
          </table:table-cell>
          <table:table-cell office:value-type="float" office:value="2.136549" calcext:value-type="float">
            <text:p>2.136549</text:p>
          </table:table-cell>
          <table:table-cell office:value-type="float" office:value="1.1" calcext:value-type="float">
            <text:p>1.1</text:p>
          </table:table-cell>
          <table:table-cell table:formula="of:=[.J23]-0.386099" office:value-type="float" office:value="0.713901" calcext:value-type="float">
            <text:p>0.713901</text:p>
          </table:table-cell>
          <table:table-cell office:value-type="float" office:value="2.096685" calcext:value-type="float">
            <text:p>2.096685</text:p>
          </table:table-cell>
          <table:table-cell office:value-type="float" office:value="1.1" calcext:value-type="float">
            <text:p>1.1</text:p>
          </table:table-cell>
          <table:table-cell table:formula="of:=[.M23]-0.387584" office:value-type="float" office:value="0.712416" calcext:value-type="float">
            <text:p>0.712416</text:p>
          </table:table-cell>
          <table:table-cell office:value-type="float" office:value="2.046523" calcext:value-type="float">
            <text:p>2.046523</text:p>
          </table:table-cell>
          <table:table-cell office:value-type="float" office:value="1.1" calcext:value-type="float">
            <text:p>1.1</text:p>
          </table:table-cell>
          <table:table-cell table:formula="of:=[.P23]-0.387987" office:value-type="float" office:value="0.712013" calcext:value-type="float">
            <text:p>0.712013</text:p>
          </table:table-cell>
          <table:table-cell office:value-type="float" office:value="1.980792" calcext:value-type="float">
            <text:p>1.980792</text:p>
          </table:table-cell>
          <table:table-cell office:value-type="float" office:value="1.1" calcext:value-type="float">
            <text:p>1.1</text:p>
          </table:table-cell>
          <table:table-cell table:formula="of:=[.S23]-0.38806" office:value-type="float" office:value="0.71194" calcext:value-type="float">
            <text:p>0.71194</text:p>
          </table:table-cell>
          <table:table-cell office:value-type="float" office:value="1.884162" calcext:value-type="float">
            <text:p>1.884162</text:p>
          </table:table-cell>
          <table:table-cell office:value-type="float" office:value="1.1" calcext:value-type="float">
            <text:p>1.1</text:p>
          </table:table-cell>
          <table:table-cell table:formula="of:=[.V23]-0.388047" office:value-type="float" office:value="0.711953" calcext:value-type="float">
            <text:p>0.711953</text:p>
          </table:table-cell>
          <table:table-cell office:value-type="float" office:value="1.758401" calcext:value-type="float">
            <text:p>1.758401</text:p>
          </table:table-cell>
          <table:table-cell office:value-type="float" office:value="1.1" calcext:value-type="float">
            <text:p>1.1</text:p>
          </table:table-cell>
          <table:table-cell table:formula="of:=[.Y23]-0.388035" office:value-type="float" office:value="0.711965" calcext:value-type="float">
            <text:p>0.711965</text:p>
          </table:table-cell>
          <table:table-cell office:value-type="float" office:value="1.586513" calcext:value-type="float">
            <text:p>1.586513</text:p>
          </table:table-cell>
          <table:table-cell office:value-type="float" office:value="1.1" calcext:value-type="float">
            <text:p>1.1</text:p>
          </table:table-cell>
          <table:table-cell table:formula="of:=[.AB23]-0.388023" office:value-type="float" office:value="0.711977" calcext:value-type="float">
            <text:p>0.711977</text:p>
          </table:table-cell>
          <table:table-cell office:value-type="float" office:value="1.300925" calcext:value-type="float">
            <text:p>1.30092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24]-0.300577" office:value-type="float" office:value="0.849423" calcext:value-type="float">
            <text:p>0.849423</text:p>
          </table:table-cell>
          <table:table-cell office:value-type="float" office:value="2.0064" calcext:value-type="float">
            <text:p>2.0064</text:p>
          </table:table-cell>
          <table:table-cell office:value-type="float" office:value="1.15" calcext:value-type="float">
            <text:p>1.15</text:p>
          </table:table-cell>
          <table:table-cell table:formula="of:=[.D24]-0.367686" office:value-type="float" office:value="0.782314" calcext:value-type="float">
            <text:p>0.782314</text:p>
          </table:table-cell>
          <table:table-cell office:value-type="float" office:value="1.986865" calcext:value-type="float">
            <text:p>1.986865</text:p>
          </table:table-cell>
          <table:table-cell office:value-type="float" office:value="1.15" calcext:value-type="float">
            <text:p>1.15</text:p>
          </table:table-cell>
          <table:table-cell table:formula="of:=[.G24]-0.381783" office:value-type="float" office:value="0.768217" calcext:value-type="float">
            <text:p>0.768217</text:p>
          </table:table-cell>
          <table:table-cell office:value-type="float" office:value="1.967724" calcext:value-type="float">
            <text:p>1.967724</text:p>
          </table:table-cell>
          <table:table-cell office:value-type="float" office:value="1.15" calcext:value-type="float">
            <text:p>1.15</text:p>
          </table:table-cell>
          <table:table-cell table:formula="of:=[.J24]-0.386099" office:value-type="float" office:value="0.763901" calcext:value-type="float">
            <text:p>0.763901</text:p>
          </table:table-cell>
          <table:table-cell office:value-type="float" office:value="1.930367" calcext:value-type="float">
            <text:p>1.930367</text:p>
          </table:table-cell>
          <table:table-cell office:value-type="float" office:value="1.15" calcext:value-type="float">
            <text:p>1.15</text:p>
          </table:table-cell>
          <table:table-cell table:formula="of:=[.M24]-0.387584" office:value-type="float" office:value="0.762416" calcext:value-type="float">
            <text:p>0.762416</text:p>
          </table:table-cell>
          <table:table-cell office:value-type="float" office:value="1.883617" calcext:value-type="float">
            <text:p>1.883617</text:p>
          </table:table-cell>
          <table:table-cell office:value-type="float" office:value="1.15" calcext:value-type="float">
            <text:p>1.15</text:p>
          </table:table-cell>
          <table:table-cell table:formula="of:=[.P24]-0.387987" office:value-type="float" office:value="0.762013" calcext:value-type="float">
            <text:p>0.762013</text:p>
          </table:table-cell>
          <table:table-cell office:value-type="float" office:value="1.822788" calcext:value-type="float">
            <text:p>1.822788</text:p>
          </table:table-cell>
          <table:table-cell office:value-type="float" office:value="1.15" calcext:value-type="float">
            <text:p>1.15</text:p>
          </table:table-cell>
          <table:table-cell table:formula="of:=[.S24]-0.38806" office:value-type="float" office:value="0.76194" calcext:value-type="float">
            <text:p>0.76194</text:p>
          </table:table-cell>
          <table:table-cell office:value-type="float" office:value="1.734224" calcext:value-type="float">
            <text:p>1.734224</text:p>
          </table:table-cell>
          <table:table-cell office:value-type="float" office:value="1.15" calcext:value-type="float">
            <text:p>1.15</text:p>
          </table:table-cell>
          <table:table-cell table:formula="of:=[.V24]-0.388047" office:value-type="float" office:value="0.761953" calcext:value-type="float">
            <text:p>0.761953</text:p>
          </table:table-cell>
          <table:table-cell office:value-type="float" office:value="1.620403" calcext:value-type="float">
            <text:p>1.620403</text:p>
          </table:table-cell>
          <table:table-cell office:value-type="float" office:value="1.15" calcext:value-type="float">
            <text:p>1.15</text:p>
          </table:table-cell>
          <table:table-cell table:formula="of:=[.Y24]-0.388035" office:value-type="float" office:value="0.761965" calcext:value-type="float">
            <text:p>0.761965</text:p>
          </table:table-cell>
          <table:table-cell office:value-type="float" office:value="1.467163" calcext:value-type="float">
            <text:p>1.467163</text:p>
          </table:table-cell>
          <table:table-cell office:value-type="float" office:value="1.15" calcext:value-type="float">
            <text:p>1.15</text:p>
          </table:table-cell>
          <table:table-cell table:formula="of:=[.AB24]-0.388023" office:value-type="float" office:value="0.761977" calcext:value-type="float">
            <text:p>0.761977</text:p>
          </table:table-cell>
          <table:table-cell office:value-type="float" office:value="1.215574" calcext:value-type="float">
            <text:p>1.2155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25]-0.300577" office:value-type="float" office:value="0.899423" calcext:value-type="float">
            <text:p>0.899423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2" calcext:value-type="float">
            <text:p>1.2</text:p>
          </table:table-cell>
          <table:table-cell table:formula="of:=[.D25]-0.367686" office:value-type="float" office:value="0.832314" calcext:value-type="float">
            <text:p>0.832314</text:p>
          </table:table-cell>
          <table:table-cell office:value-type="float" office:value="1.837828" calcext:value-type="float">
            <text:p>1.837828</text:p>
          </table:table-cell>
          <table:table-cell office:value-type="float" office:value="1.2" calcext:value-type="float">
            <text:p>1.2</text:p>
          </table:table-cell>
          <table:table-cell table:formula="of:=[.G25]-0.381783" office:value-type="float" office:value="0.818217" calcext:value-type="float">
            <text:p>0.818217</text:p>
          </table:table-cell>
          <table:table-cell office:value-type="float" office:value="1.819826" calcext:value-type="float">
            <text:p>1.819826</text:p>
          </table:table-cell>
          <table:table-cell office:value-type="float" office:value="1.2" calcext:value-type="float">
            <text:p>1.2</text:p>
          </table:table-cell>
          <table:table-cell table:formula="of:=[.J25]-0.386099" office:value-type="float" office:value="0.813901" calcext:value-type="float">
            <text:p>0.813901</text:p>
          </table:table-cell>
          <table:table-cell office:value-type="float" office:value="1.78482" calcext:value-type="float">
            <text:p>1.78482</text:p>
          </table:table-cell>
          <table:table-cell office:value-type="float" office:value="1.2" calcext:value-type="float">
            <text:p>1.2</text:p>
          </table:table-cell>
          <table:table-cell table:formula="of:=[.M25]-0.387584" office:value-type="float" office:value="0.812416" calcext:value-type="float">
            <text:p>0.812416</text:p>
          </table:table-cell>
          <table:table-cell office:value-type="float" office:value="1.741246" calcext:value-type="float">
            <text:p>1.741246</text:p>
          </table:table-cell>
          <table:table-cell office:value-type="float" office:value="1.2" calcext:value-type="float">
            <text:p>1.2</text:p>
          </table:table-cell>
          <table:table-cell table:formula="of:=[.P25]-0.387987" office:value-type="float" office:value="0.812013" calcext:value-type="float">
            <text:p>0.812013</text:p>
          </table:table-cell>
          <table:table-cell office:value-type="float" office:value="1.68493" calcext:value-type="float">
            <text:p>1.68493</text:p>
          </table:table-cell>
          <table:table-cell office:value-type="float" office:value="1.2" calcext:value-type="float">
            <text:p>1.2</text:p>
          </table:table-cell>
          <table:table-cell table:formula="of:=[.S25]-0.38806" office:value-type="float" office:value="0.81194" calcext:value-type="float">
            <text:p>0.81194</text:p>
          </table:table-cell>
          <table:table-cell office:value-type="float" office:value="1.603664" calcext:value-type="float">
            <text:p>1.603664</text:p>
          </table:table-cell>
          <table:table-cell office:value-type="float" office:value="1.2" calcext:value-type="float">
            <text:p>1.2</text:p>
          </table:table-cell>
          <table:table-cell table:formula="of:=[.V25]-0.388047" office:value-type="float" office:value="0.811953" calcext:value-type="float">
            <text:p>0.811953</text:p>
          </table:table-cell>
          <table:table-cell office:value-type="float" office:value="1.500407" calcext:value-type="float">
            <text:p>1.500407</text:p>
          </table:table-cell>
          <table:table-cell office:value-type="float" office:value="1.2" calcext:value-type="float">
            <text:p>1.2</text:p>
          </table:table-cell>
          <table:table-cell table:formula="of:=[.Y25]-0.388035" office:value-type="float" office:value="0.811965" calcext:value-type="float">
            <text:p>0.811965</text:p>
          </table:table-cell>
          <table:table-cell office:value-type="float" office:value="1.363226" calcext:value-type="float">
            <text:p>1.363226</text:p>
          </table:table-cell>
          <table:table-cell office:value-type="float" office:value="1.2" calcext:value-type="float">
            <text:p>1.2</text:p>
          </table:table-cell>
          <table:table-cell table:formula="of:=[.AB25]-0.388023" office:value-type="float" office:value="0.811977" calcext:value-type="float">
            <text:p>0.811977</text:p>
          </table:table-cell>
          <table:table-cell office:value-type="float" office:value="1.140239" calcext:value-type="float">
            <text:p>1.14023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A26]-0.300577" office:value-type="float" office:value="0.949423" calcext:value-type="float">
            <text:p>0.949423</text:p>
          </table:table-cell>
          <table:table-cell office:value-type="float" office:value="1.723578" calcext:value-type="float">
            <text:p>1.723578</text:p>
          </table:table-cell>
          <table:table-cell office:value-type="float" office:value="1.25" calcext:value-type="float">
            <text:p>1.25</text:p>
          </table:table-cell>
          <table:table-cell table:formula="of:=[.D26]-0.367686" office:value-type="float" office:value="0.882314" calcext:value-type="float">
            <text:p>0.882314</text:p>
          </table:table-cell>
          <table:table-cell office:value-type="float" office:value="1.706205" calcext:value-type="float">
            <text:p>1.706205</text:p>
          </table:table-cell>
          <table:table-cell office:value-type="float" office:value="1.25" calcext:value-type="float">
            <text:p>1.25</text:p>
          </table:table-cell>
          <table:table-cell table:formula="of:=[.G26]-0.381783" office:value-type="float" office:value="0.868217" calcext:value-type="float">
            <text:p>0.868217</text:p>
          </table:table-cell>
          <table:table-cell office:value-type="float" office:value="1.689274" calcext:value-type="float">
            <text:p>1.689274</text:p>
          </table:table-cell>
          <table:table-cell office:value-type="float" office:value="1.25" calcext:value-type="float">
            <text:p>1.25</text:p>
          </table:table-cell>
          <table:table-cell table:formula="of:=[.J26]-0.386099" office:value-type="float" office:value="0.863901" calcext:value-type="float">
            <text:p>0.863901</text:p>
          </table:table-cell>
          <table:table-cell office:value-type="float" office:value="1.656474" calcext:value-type="float">
            <text:p>1.656474</text:p>
          </table:table-cell>
          <table:table-cell office:value-type="float" office:value="1.25" calcext:value-type="float">
            <text:p>1.25</text:p>
          </table:table-cell>
          <table:table-cell table:formula="of:=[.M26]-0.387584" office:value-type="float" office:value="0.862416" calcext:value-type="float">
            <text:p>0.862416</text:p>
          </table:table-cell>
          <table:table-cell office:value-type="float" office:value="1.615859" calcext:value-type="float">
            <text:p>1.615859</text:p>
          </table:table-cell>
          <table:table-cell office:value-type="float" office:value="1.25" calcext:value-type="float">
            <text:p>1.25</text:p>
          </table:table-cell>
          <table:table-cell table:formula="of:=[.P26]-0.387987" office:value-type="float" office:value="0.862013" calcext:value-type="float">
            <text:p>0.862013</text:p>
          </table:table-cell>
          <table:table-cell office:value-type="float" office:value="1.563704" calcext:value-type="float">
            <text:p>1.563704</text:p>
          </table:table-cell>
          <table:table-cell office:value-type="float" office:value="1.25" calcext:value-type="float">
            <text:p>1.25</text:p>
          </table:table-cell>
          <table:table-cell table:formula="of:=[.S26]-0.38806" office:value-type="float" office:value="0.86194" calcext:value-type="float">
            <text:p>0.86194</text:p>
          </table:table-cell>
          <table:table-cell office:value-type="float" office:value="1.489064" calcext:value-type="float">
            <text:p>1.489064</text:p>
          </table:table-cell>
          <table:table-cell office:value-type="float" office:value="1.25" calcext:value-type="float">
            <text:p>1.25</text:p>
          </table:table-cell>
          <table:table-cell table:formula="of:=[.V26]-0.388047" office:value-type="float" office:value="0.861953" calcext:value-type="float">
            <text:p>0.861953</text:p>
          </table:table-cell>
          <table:table-cell office:value-type="float" office:value="1.395202" calcext:value-type="float">
            <text:p>1.395202</text:p>
          </table:table-cell>
          <table:table-cell office:value-type="float" office:value="1.25" calcext:value-type="float">
            <text:p>1.25</text:p>
          </table:table-cell>
          <table:table-cell table:formula="of:=[.Y26]-0.388035" office:value-type="float" office:value="0.861965" calcext:value-type="float">
            <text:p>0.861965</text:p>
          </table:table-cell>
          <table:table-cell office:value-type="float" office:value="1.271961" calcext:value-type="float">
            <text:p>1.271961</text:p>
          </table:table-cell>
          <table:table-cell office:value-type="float" office:value="1.25" calcext:value-type="float">
            <text:p>1.25</text:p>
          </table:table-cell>
          <table:table-cell table:formula="of:=[.AB26]-0.388023" office:value-type="float" office:value="0.861977" calcext:value-type="float">
            <text:p>0.861977</text:p>
          </table:table-cell>
          <table:table-cell office:value-type="float" office:value="1.073263" calcext:value-type="float">
            <text:p>1.07326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27]-0.300577" office:value-type="float" office:value="0.999423" calcext:value-type="float">
            <text:p>0.999423</text:p>
          </table:table-cell>
          <table:table-cell office:value-type="float" office:value="1.605566" calcext:value-type="float">
            <text:p>1.605566</text:p>
          </table:table-cell>
          <table:table-cell office:value-type="float" office:value="1.3" calcext:value-type="float">
            <text:p>1.3</text:p>
          </table:table-cell>
          <table:table-cell table:formula="of:=[.D27]-0.367686" office:value-type="float" office:value="0.932314" calcext:value-type="float">
            <text:p>0.932314</text:p>
          </table:table-cell>
          <table:table-cell office:value-type="float" office:value="1.589181" calcext:value-type="float">
            <text:p>1.589181</text:p>
          </table:table-cell>
          <table:table-cell office:value-type="float" office:value="1.3" calcext:value-type="float">
            <text:p>1.3</text:p>
          </table:table-cell>
          <table:table-cell table:formula="of:=[.G27]-0.381783" office:value-type="float" office:value="0.918217" calcext:value-type="float">
            <text:p>0.918217</text:p>
          </table:table-cell>
          <table:table-cell office:value-type="float" office:value="1.573258" calcext:value-type="float">
            <text:p>1.573258</text:p>
          </table:table-cell>
          <table:table-cell office:value-type="float" office:value="1.3" calcext:value-type="float">
            <text:p>1.3</text:p>
          </table:table-cell>
          <table:table-cell table:formula="of:=[.J27]-0.386099" office:value-type="float" office:value="0.913901" calcext:value-type="float">
            <text:p>0.913901</text:p>
          </table:table-cell>
          <table:table-cell office:value-type="float" office:value="1.542526" calcext:value-type="float">
            <text:p>1.542526</text:p>
          </table:table-cell>
          <table:table-cell office:value-type="float" office:value="1.3" calcext:value-type="float">
            <text:p>1.3</text:p>
          </table:table-cell>
          <table:table-cell table:formula="of:=[.M27]-0.387584" office:value-type="float" office:value="0.912416" calcext:value-type="float">
            <text:p>0.912416</text:p>
          </table:table-cell>
          <table:table-cell office:value-type="float" office:value="1.504671" calcext:value-type="float">
            <text:p>1.504671</text:p>
          </table:table-cell>
          <table:table-cell office:value-type="float" office:value="1.3" calcext:value-type="float">
            <text:p>1.3</text:p>
          </table:table-cell>
          <table:table-cell table:formula="of:=[.P27]-0.387987" office:value-type="float" office:value="0.912013" calcext:value-type="float">
            <text:p>0.912013</text:p>
          </table:table-cell>
          <table:table-cell office:value-type="float" office:value="1.456359" calcext:value-type="float">
            <text:p>1.456359</text:p>
          </table:table-cell>
          <table:table-cell office:value-type="float" office:value="1.3" calcext:value-type="float">
            <text:p>1.3</text:p>
          </table:table-cell>
          <table:table-cell table:formula="of:=[.S27]-0.38806" office:value-type="float" office:value="0.91194" calcext:value-type="float">
            <text:p>0.91194</text:p>
          </table:table-cell>
          <table:table-cell office:value-type="float" office:value="1.387754" calcext:value-type="float">
            <text:p>1.387754</text:p>
          </table:table-cell>
          <table:table-cell office:value-type="float" office:value="1.3" calcext:value-type="float">
            <text:p>1.3</text:p>
          </table:table-cell>
          <table:table-cell table:formula="of:=[.V27]-0.388047" office:value-type="float" office:value="0.911953" calcext:value-type="float">
            <text:p>0.911953</text:p>
          </table:table-cell>
          <table:table-cell office:value-type="float" office:value="1.30229" calcext:value-type="float">
            <text:p>1.30229</text:p>
          </table:table-cell>
          <table:table-cell office:value-type="float" office:value="1.3" calcext:value-type="float">
            <text:p>1.3</text:p>
          </table:table-cell>
          <table:table-cell table:formula="of:=[.Y27]-0.388035" office:value-type="float" office:value="0.911965" calcext:value-type="float">
            <text:p>0.911965</text:p>
          </table:table-cell>
          <table:table-cell office:value-type="float" office:value="1.191229" calcext:value-type="float">
            <text:p>1.191229</text:p>
          </table:table-cell>
          <table:table-cell office:value-type="float" office:value="1.3" calcext:value-type="float">
            <text:p>1.3</text:p>
          </table:table-cell>
          <table:table-cell table:formula="of:=[.AB27]-0.388023" office:value-type="float" office:value="0.911977" calcext:value-type="float">
            <text:p>0.911977</text:p>
          </table:table-cell>
          <table:table-cell office:value-type="float" office:value="1.013338" calcext:value-type="float">
            <text:p>1.013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8:03:58.482001410</dc:date>
    <dc:creator>camilo </dc:creator>
    <meta:editing-duration>PT7M7S</meta:editing-duration>
    <meta:editing-cycles>2</meta:editing-cycles>
    <meta:generator>LibreOffice/6.2.8.2$Linux_X86_64 LibreOffice_project/20$Build-2</meta:generator>
    <meta:document-statistic meta:table-count="1" meta:cell-count="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914cm" svg:y="1.962cm" style:legend-expansion="high" chart:style-name="ch2"/>
        <chart:plot-area chart:style-name="ch3" table:cell-range-address="simulation_gmid_analysis.B1:simulation_gmid_analysis.C27 simulation_gmid_analysis.F1:simulation_gmid_analysis.F27 simulation_gmid_analysis.I1:simulation_gmid_analysis.I27 simulation_gmid_analysis.L1:simulation_gmid_analysis.L27 simulation_gmid_analysis.O1:simulation_gmid_analysis.O27 simulation_gmid_analysis.R1:simulation_gmid_analysis.R27 simulation_gmid_analysis.U1:simulation_gmid_analysis.U27 simulation_gmid_analysis.X1:simulation_gmid_analysis.X27 simulation_gmid_analysis.AA1:simulation_gmid_analysis.AA27 simulation_gmid_analysis.AD1:simulation_gmid_analysis.AD27" chart:data-source-has-labels="row" svg:x="0.319cm" svg:y="0.18cm" svg:width="13.276cm" svg:height="8.645cm">
          <chartooo:coordinate-region svg:x="0.61cm" svg:y="0.379cm" svg:width="12.745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imulation_gmid_analysis.C2:simulation_gmid_analysis.C27" chart:label-cell-address="simulation_gmid_analysis.C1:simulation_gmid_analysis.C1" chart:class="chart:scatter">
            <chart:domain table:cell-range-address="simulation_gmid_analysis.B2:simulation_gmid_analysis.B27"/>
            <chart:data-point chart:repeated="26"/>
          </chart:series>
          <chart:series chart:style-name="ch8" chart:values-cell-range-address="simulation_gmid_analysis.F2:simulation_gmid_analysis.F27" chart:label-cell-address="simulation_gmid_analysis.F1:simulation_gmid_analysis.F1" chart:class="chart:scatter">
            <chart:domain table:cell-range-address="simulation_gmid_analysis.E2:simulation_gmid_analysis.E27"/>
            <chart:data-point chart:repeated="26"/>
          </chart:series>
          <chart:series chart:style-name="ch9" chart:values-cell-range-address="simulation_gmid_analysis.I2:simulation_gmid_analysis.I27" chart:label-cell-address="simulation_gmid_analysis.I1:simulation_gmid_analysis.I1" chart:class="chart:scatter">
            <chart:domain table:cell-range-address="simulation_gmid_analysis.H2:simulation_gmid_analysis.H27"/>
            <chart:data-point chart:repeated="26"/>
          </chart:series>
          <chart:series chart:style-name="ch10" chart:values-cell-range-address="simulation_gmid_analysis.L2:simulation_gmid_analysis.L27" chart:label-cell-address="simulation_gmid_analysis.L1:simulation_gmid_analysis.L1" chart:class="chart:scatter">
            <chart:domain table:cell-range-address="simulation_gmid_analysis.K2:simulation_gmid_analysis.K27"/>
            <chart:data-point chart:repeated="26"/>
          </chart:series>
          <chart:series chart:style-name="ch11" chart:values-cell-range-address="simulation_gmid_analysis.O2:simulation_gmid_analysis.O27" chart:label-cell-address="simulation_gmid_analysis.O1:simulation_gmid_analysis.O1" chart:class="chart:scatter">
            <chart:domain table:cell-range-address="simulation_gmid_analysis.N2:simulation_gmid_analysis.N27"/>
            <chart:data-point chart:repeated="26"/>
          </chart:series>
          <chart:series chart:style-name="ch12" chart:values-cell-range-address="simulation_gmid_analysis.R2:simulation_gmid_analysis.R27" chart:label-cell-address="simulation_gmid_analysis.R1:simulation_gmid_analysis.R1" chart:class="chart:scatter">
            <chart:domain table:cell-range-address="simulation_gmid_analysis.Q2:simulation_gmid_analysis.Q27"/>
            <chart:data-point chart:repeated="26"/>
          </chart:series>
          <chart:series chart:style-name="ch13" chart:values-cell-range-address="simulation_gmid_analysis.U2:simulation_gmid_analysis.U27" chart:label-cell-address="simulation_gmid_analysis.U1:simulation_gmid_analysis.U1" chart:class="chart:scatter">
            <chart:domain table:cell-range-address="simulation_gmid_analysis.T2:simulation_gmid_analysis.T27"/>
            <chart:data-point chart:repeated="26"/>
          </chart:series>
          <chart:series chart:style-name="ch14" chart:values-cell-range-address="simulation_gmid_analysis.X2:simulation_gmid_analysis.X27" chart:label-cell-address="simulation_gmid_analysis.X1:simulation_gmid_analysis.X1" chart:class="chart:scatter">
            <chart:domain table:cell-range-address="simulation_gmid_analysis.W2:simulation_gmid_analysis.W27"/>
            <chart:data-point chart:repeated="26"/>
          </chart:series>
          <chart:series chart:style-name="ch9" chart:values-cell-range-address="simulation_gmid_analysis.AA2:simulation_gmid_analysis.AA27" chart:label-cell-address="simulation_gmid_analysis.AA1:simulation_gmid_analysis.AA1" chart:class="chart:scatter">
            <chart:domain table:cell-range-address="simulation_gmid_analysis.Z2:simulation_gmid_analysis.Z27"/>
            <chart:data-point chart:repeated="26"/>
          </chart:series>
          <chart:series chart:style-name="ch10" chart:values-cell-range-address="simulation_gmid_analysis.AD2:simulation_gmid_analysis.AD27" chart:label-cell-address="simulation_gmid_analysis.AD1:simulation_gmid_analysis.AD1" chart:class="chart:scatter">
            <chart:domain table:cell-range-address="simulation_gmid_analysis.AC2:simulation_gmid_analysis.AC27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30n</text:p>
                <draw:g>
                  <svg:desc>simulation_gmid_analysis.C1:simulation_gmid_analysis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80n</text:p>
                <draw:g>
                  <svg:desc>simulation_gmid_analysis.F1:simulation_gmid_analysis.F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50n</text:p>
                <draw:g>
                  <svg:desc>simulation_gmid_analysis.I1:simulation_gmid_analysis.I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350n</text:p>
                <draw:g>
                  <svg:desc>simulation_gmid_analysis.L1:simulation_gmid_analysis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500n</text:p>
                <draw:g>
                  <svg:desc>simulation_gmid_analysis.O1:simulation_gmid_analysis.O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700n</text:p>
                <draw:g>
                  <svg:desc>simulation_gmid_analysis.R1:simulation_gmid_analysis.R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1u</text:p>
                <draw:g>
                  <svg:desc>simulation_gmid_analysis.U1:simulation_gmid_analysis.U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1.5u</text:p>
                <draw:g>
                  <svg:desc>simulation_gmid_analysis.X1:simulation_gmid_analysis.X1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2u</text:p>
                <draw:g>
                  <svg:desc>simulation_gmid_analysis.AA1:simulation_gmid_analysis.AA1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3u</text:p>
                <draw:g>
                  <svg:desc>simulation_gmid_analysis.AD1:simulation_gmid_analysis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50577">
                <text:p>-0.250577</text:p>
                <draw:g>
                  <svg:desc>simulation_gmid_analysis.B2:simulation_gmid_analysis.B27</svg:desc>
                </draw:g>
              </table:table-cell>
              <table:table-cell office:value-type="float" office:value="27.49191">
                <text:p>27.49191</text:p>
                <draw:g>
                  <svg:desc>simulation_gmid_analysis.C2:simulation_gmid_analysis.C27</svg:desc>
                </draw:g>
              </table:table-cell>
              <table:table-cell office:value-type="float" office:value="-0.317686">
                <text:p>-0.317686</text:p>
                <draw:g>
                  <svg:desc>simulation_gmid_analysis.E2:simulation_gmid_analysis.E27</svg:desc>
                </draw:g>
              </table:table-cell>
              <table:table-cell office:value-type="float" office:value="27.49196">
                <text:p>27.49196</text:p>
                <draw:g>
                  <svg:desc>simulation_gmid_analysis.F2:simulation_gmid_analysis.F27</svg:desc>
                </draw:g>
              </table:table-cell>
              <table:table-cell office:value-type="float" office:value="-0.331783">
                <text:p>-0.331783</text:p>
                <draw:g>
                  <svg:desc>simulation_gmid_analysis.H2:simulation_gmid_analysis.H27</svg:desc>
                </draw:g>
              </table:table-cell>
              <table:table-cell office:value-type="float" office:value="27.49202">
                <text:p>27.49202</text:p>
                <draw:g>
                  <svg:desc>simulation_gmid_analysis.I2:simulation_gmid_analysis.I27</svg:desc>
                </draw:g>
              </table:table-cell>
              <table:table-cell office:value-type="float" office:value="-0.336099">
                <text:p>-0.336099</text:p>
                <draw:g>
                  <svg:desc>simulation_gmid_analysis.K2:simulation_gmid_analysis.K27</svg:desc>
                </draw:g>
              </table:table-cell>
              <table:table-cell office:value-type="float" office:value="27.49206">
                <text:p>27.49206</text:p>
                <draw:g>
                  <svg:desc>simulation_gmid_analysis.L2:simulation_gmid_analysis.L27</svg:desc>
                </draw:g>
              </table:table-cell>
              <table:table-cell office:value-type="float" office:value="-0.337584">
                <text:p>-0.337584</text:p>
                <draw:g>
                  <svg:desc>simulation_gmid_analysis.N2:simulation_gmid_analysis.N27</svg:desc>
                </draw:g>
              </table:table-cell>
              <table:table-cell office:value-type="float" office:value="27.4915">
                <text:p>27.4915</text:p>
                <draw:g>
                  <svg:desc>simulation_gmid_analysis.O2:simulation_gmid_analysis.O27</svg:desc>
                </draw:g>
              </table:table-cell>
              <table:table-cell office:value-type="float" office:value="-0.337987">
                <text:p>-0.337987</text:p>
                <draw:g>
                  <svg:desc>simulation_gmid_analysis.Q2:simulation_gmid_analysis.Q27</svg:desc>
                </draw:g>
              </table:table-cell>
              <table:table-cell office:value-type="float" office:value="27.48863">
                <text:p>27.48863</text:p>
                <draw:g>
                  <svg:desc>simulation_gmid_analysis.R2:simulation_gmid_analysis.R27</svg:desc>
                </draw:g>
              </table:table-cell>
              <table:table-cell office:value-type="float" office:value="-0.33806">
                <text:p>-0.33806</text:p>
                <draw:g>
                  <svg:desc>simulation_gmid_analysis.T2:simulation_gmid_analysis.T27</svg:desc>
                </draw:g>
              </table:table-cell>
              <table:table-cell office:value-type="float" office:value="27.47812">
                <text:p>27.47812</text:p>
                <draw:g>
                  <svg:desc>simulation_gmid_analysis.U2:simulation_gmid_analysis.U27</svg:desc>
                </draw:g>
              </table:table-cell>
              <table:table-cell office:value-type="float" office:value="-0.338047">
                <text:p>-0.338047</text:p>
                <draw:g>
                  <svg:desc>simulation_gmid_analysis.W2:simulation_gmid_analysis.W27</svg:desc>
                </draw:g>
              </table:table-cell>
              <table:table-cell office:value-type="float" office:value="27.44668">
                <text:p>27.44668</text:p>
                <draw:g>
                  <svg:desc>simulation_gmid_analysis.X2:simulation_gmid_analysis.X27</svg:desc>
                </draw:g>
              </table:table-cell>
              <table:table-cell office:value-type="float" office:value="-0.338035">
                <text:p>-0.338035</text:p>
                <draw:g>
                  <svg:desc>simulation_gmid_analysis.Z2:simulation_gmid_analysis.Z27</svg:desc>
                </draw:g>
              </table:table-cell>
              <table:table-cell office:value-type="float" office:value="27.33186">
                <text:p>27.33186</text:p>
                <draw:g>
                  <svg:desc>simulation_gmid_analysis.AA2:simulation_gmid_analysis.AA27</svg:desc>
                </draw:g>
              </table:table-cell>
              <table:table-cell office:value-type="float" office:value="-0.338023">
                <text:p>-0.338023</text:p>
                <draw:g>
                  <svg:desc>simulation_gmid_analysis.AC2:simulation_gmid_analysis.AC27</svg:desc>
                </draw:g>
              </table:table-cell>
              <table:table-cell office:value-type="float" office:value="26.43413">
                <text:p>26.43413</text:p>
                <draw:g>
                  <svg:desc>simulation_gmid_analysis.AD2:simulation_gmid_analysis.A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00577">
                <text:p>-0.200577</text:p>
              </table:table-cell>
              <table:table-cell office:value-type="float" office:value="27.02463">
                <text:p>27.02463</text:p>
              </table:table-cell>
              <table:table-cell office:value-type="float" office:value="-0.267686">
                <text:p>-0.267686</text:p>
              </table:table-cell>
              <table:table-cell office:value-type="float" office:value="27.02468">
                <text:p>27.02468</text:p>
              </table:table-cell>
              <table:table-cell office:value-type="float" office:value="-0.281783">
                <text:p>-0.281783</text:p>
              </table:table-cell>
              <table:table-cell office:value-type="float" office:value="27.02474">
                <text:p>27.02474</text:p>
              </table:table-cell>
              <table:table-cell office:value-type="float" office:value="-0.286099">
                <text:p>-0.286099</text:p>
              </table:table-cell>
              <table:table-cell office:value-type="float" office:value="27.02471">
                <text:p>27.02471</text:p>
              </table:table-cell>
              <table:table-cell office:value-type="float" office:value="-0.287584">
                <text:p>-0.287584</text:p>
              </table:table-cell>
              <table:table-cell office:value-type="float" office:value="27.02355">
                <text:p>27.02355</text:p>
              </table:table-cell>
              <table:table-cell office:value-type="float" office:value="-0.287987">
                <text:p>-0.287987</text:p>
              </table:table-cell>
              <table:table-cell office:value-type="float" office:value="27.0182">
                <text:p>27.0182</text:p>
              </table:table-cell>
              <table:table-cell office:value-type="float" office:value="-0.28806">
                <text:p>-0.28806</text:p>
              </table:table-cell>
              <table:table-cell office:value-type="float" office:value="26.999">
                <text:p>26.999</text:p>
              </table:table-cell>
              <table:table-cell office:value-type="float" office:value="-0.288047">
                <text:p>-0.288047</text:p>
              </table:table-cell>
              <table:table-cell office:value-type="float" office:value="26.9421">
                <text:p>26.9421</text:p>
              </table:table-cell>
              <table:table-cell office:value-type="float" office:value="-0.288035">
                <text:p>-0.288035</text:p>
              </table:table-cell>
              <table:table-cell office:value-type="float" office:value="26.73736">
                <text:p>26.73736</text:p>
              </table:table-cell>
              <table:table-cell office:value-type="float" office:value="-0.288023">
                <text:p>-0.288023</text:p>
              </table:table-cell>
              <table:table-cell office:value-type="float" office:value="25.2539">
                <text:p>25.2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0577">
                <text:p>-0.150577</text:p>
              </table:table-cell>
              <table:table-cell office:value-type="float" office:value="26.22286">
                <text:p>26.22286</text:p>
              </table:table-cell>
              <table:table-cell office:value-type="float" office:value="-0.217686">
                <text:p>-0.217686</text:p>
              </table:table-cell>
              <table:table-cell office:value-type="float" office:value="26.22277">
                <text:p>26.22277</text:p>
              </table:table-cell>
              <table:table-cell office:value-type="float" office:value="-0.231783">
                <text:p>-0.231783</text:p>
              </table:table-cell>
              <table:table-cell office:value-type="float" office:value="26.22268">
                <text:p>26.22268</text:p>
              </table:table-cell>
              <table:table-cell office:value-type="float" office:value="-0.236099">
                <text:p>-0.236099</text:p>
              </table:table-cell>
              <table:table-cell office:value-type="float" office:value="26.22225">
                <text:p>26.22225</text:p>
              </table:table-cell>
              <table:table-cell office:value-type="float" office:value="-0.237584">
                <text:p>-0.237584</text:p>
              </table:table-cell>
              <table:table-cell office:value-type="float" office:value="26.21982">
                <text:p>26.21982</text:p>
              </table:table-cell>
              <table:table-cell office:value-type="float" office:value="-0.237987">
                <text:p>-0.237987</text:p>
              </table:table-cell>
              <table:table-cell office:value-type="float" office:value="26.21026">
                <text:p>26.21026</text:p>
              </table:table-cell>
              <table:table-cell office:value-type="float" office:value="-0.23806">
                <text:p>-0.23806</text:p>
              </table:table-cell>
              <table:table-cell office:value-type="float" office:value="26.1774">
                <text:p>26.1774</text:p>
              </table:table-cell>
              <table:table-cell office:value-type="float" office:value="-0.238047">
                <text:p>-0.238047</text:p>
              </table:table-cell>
              <table:table-cell office:value-type="float" office:value="26.08208">
                <text:p>26.08208</text:p>
              </table:table-cell>
              <table:table-cell office:value-type="float" office:value="-0.238035">
                <text:p>-0.238035</text:p>
              </table:table-cell>
              <table:table-cell office:value-type="float" office:value="25.74818">
                <text:p>25.74818</text:p>
              </table:table-cell>
              <table:table-cell office:value-type="float" office:value="-0.238023">
                <text:p>-0.238023</text:p>
              </table:table-cell>
              <table:table-cell office:value-type="float" office:value="23.59312">
                <text:p>23.59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0577">
                <text:p>-0.100577</text:p>
              </table:table-cell>
              <table:table-cell office:value-type="float" office:value="25.00655">
                <text:p>25.00655</text:p>
              </table:table-cell>
              <table:table-cell office:value-type="float" office:value="-0.167686">
                <text:p>-0.167686</text:p>
              </table:table-cell>
              <table:table-cell office:value-type="float" office:value="25.00579">
                <text:p>25.00579</text:p>
              </table:table-cell>
              <table:table-cell office:value-type="float" office:value="-0.181783">
                <text:p>-0.181783</text:p>
              </table:table-cell>
              <table:table-cell office:value-type="float" office:value="25.005">
                <text:p>25.005</text:p>
              </table:table-cell>
              <table:table-cell office:value-type="float" office:value="-0.186099">
                <text:p>-0.186099</text:p>
              </table:table-cell>
              <table:table-cell office:value-type="float" office:value="25.00303">
                <text:p>25.00303</text:p>
              </table:table-cell>
              <table:table-cell office:value-type="float" office:value="-0.187584">
                <text:p>-0.187584</text:p>
              </table:table-cell>
              <table:table-cell office:value-type="float" office:value="24.99777">
                <text:p>24.99777</text:p>
              </table:table-cell>
              <table:table-cell office:value-type="float" office:value="-0.187987">
                <text:p>-0.187987</text:p>
              </table:table-cell>
              <table:table-cell office:value-type="float" office:value="24.98161">
                <text:p>24.98161</text:p>
              </table:table-cell>
              <table:table-cell office:value-type="float" office:value="-0.18806">
                <text:p>-0.18806</text:p>
              </table:table-cell>
              <table:table-cell office:value-type="float" office:value="24.93067">
                <text:p>24.93067</text:p>
              </table:table-cell>
              <table:table-cell office:value-type="float" office:value="-0.188047">
                <text:p>-0.188047</text:p>
              </table:table-cell>
              <table:table-cell office:value-type="float" office:value="24.78916">
                <text:p>24.78916</text:p>
              </table:table-cell>
              <table:table-cell office:value-type="float" office:value="-0.188035">
                <text:p>-0.188035</text:p>
              </table:table-cell>
              <table:table-cell office:value-type="float" office:value="24.31522">
                <text:p>24.31522</text:p>
              </table:table-cell>
              <table:table-cell office:value-type="float" office:value="-0.188023">
                <text:p>-0.188023</text:p>
              </table:table-cell>
              <table:table-cell office:value-type="float" office:value="21.60452">
                <text:p>21.60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0577">
                <text:p>-0.050577</text:p>
              </table:table-cell>
              <table:table-cell office:value-type="float" office:value="23.48795">
                <text:p>23.48795</text:p>
              </table:table-cell>
              <table:table-cell office:value-type="float" office:value="-0.117686">
                <text:p>-0.117686</text:p>
              </table:table-cell>
              <table:table-cell office:value-type="float" office:value="23.48509">
                <text:p>23.48509</text:p>
              </table:table-cell>
              <table:table-cell office:value-type="float" office:value="-0.131783">
                <text:p>-0.131783</text:p>
              </table:table-cell>
              <table:table-cell office:value-type="float" office:value="23.48216">
                <text:p>23.48216</text:p>
              </table:table-cell>
              <table:table-cell office:value-type="float" office:value="-0.136099">
                <text:p>-0.136099</text:p>
              </table:table-cell>
              <table:table-cell office:value-type="float" office:value="23.47573">
                <text:p>23.47573</text:p>
              </table:table-cell>
              <table:table-cell office:value-type="float" office:value="-0.137584">
                <text:p>-0.137584</text:p>
              </table:table-cell>
              <table:table-cell office:value-type="float" office:value="23.46405">
                <text:p>23.46405</text:p>
              </table:table-cell>
              <table:table-cell office:value-type="float" office:value="-0.137987">
                <text:p>-0.137987</text:p>
              </table:table-cell>
              <table:table-cell office:value-type="float" office:value="23.43743">
                <text:p>23.43743</text:p>
              </table:table-cell>
              <table:table-cell office:value-type="float" office:value="-0.13806">
                <text:p>-0.13806</text:p>
              </table:table-cell>
              <table:table-cell office:value-type="float" office:value="23.36522">
                <text:p>23.36522</text:p>
              </table:table-cell>
              <table:table-cell office:value-type="float" office:value="-0.138047">
                <text:p>-0.138047</text:p>
              </table:table-cell>
              <table:table-cell office:value-type="float" office:value="23.18014">
                <text:p>23.18014</text:p>
              </table:table-cell>
              <table:table-cell office:value-type="float" office:value="-0.138035">
                <text:p>-0.138035</text:p>
              </table:table-cell>
              <table:table-cell office:value-type="float" office:value="22.59593">
                <text:p>22.59593</text:p>
              </table:table-cell>
              <table:table-cell office:value-type="float" office:value="-0.138023">
                <text:p>-0.138023</text:p>
              </table:table-cell>
              <table:table-cell office:value-type="float" office:value="19.32129">
                <text:p>19.32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76999999999939">
                <text:p>-0.000576999999999939</text:p>
              </table:table-cell>
              <table:table-cell office:value-type="float" office:value="21.94653">
                <text:p>21.94653</text:p>
              </table:table-cell>
              <table:table-cell office:value-type="float" office:value="-0.0676859999999999">
                <text:p>-0.0676859999999999</text:p>
              </table:table-cell>
              <table:table-cell office:value-type="float" office:value="21.93901">
                <text:p>21.93901</text:p>
              </table:table-cell>
              <table:table-cell office:value-type="float" office:value="-0.0817829999999999">
                <text:p>-0.0817829999999999</text:p>
              </table:table-cell>
              <table:table-cell office:value-type="float" office:value="21.93133">
                <text:p>21.93133</text:p>
              </table:table-cell>
              <table:table-cell office:value-type="float" office:value="-0.0860989999999999">
                <text:p>-0.0860989999999999</text:p>
              </table:table-cell>
              <table:table-cell office:value-type="float" office:value="21.91506">
                <text:p>21.91506</text:p>
              </table:table-cell>
              <table:table-cell office:value-type="float" office:value="-0.0875839999999999">
                <text:p>-0.0875839999999999</text:p>
              </table:table-cell>
              <table:table-cell office:value-type="float" office:value="21.89">
                <text:p>21.89</text:p>
              </table:table-cell>
              <table:table-cell office:value-type="float" office:value="-0.0879869999999999">
                <text:p>-0.0879869999999999</text:p>
              </table:table-cell>
              <table:table-cell office:value-type="float" office:value="21.84396">
                <text:p>21.84396</text:p>
              </table:table-cell>
              <table:table-cell office:value-type="float" office:value="-0.08806">
                <text:p>-0.08806</text:p>
              </table:table-cell>
              <table:table-cell office:value-type="float" office:value="21.73777">
                <text:p>21.73777</text:p>
              </table:table-cell>
              <table:table-cell office:value-type="float" office:value="-0.0880469999999999">
                <text:p>-0.0880469999999999</text:p>
              </table:table-cell>
              <table:table-cell office:value-type="float" office:value="21.49185">
                <text:p>21.49185</text:p>
              </table:table-cell>
              <table:table-cell office:value-type="float" office:value="-0.0880349999999999">
                <text:p>-0.0880349999999999</text:p>
              </table:table-cell>
              <table:table-cell office:value-type="float" office:value="20.75249">
                <text:p>20.75249</text:p>
              </table:table-cell>
              <table:table-cell office:value-type="float" office:value="-0.088023">
                <text:p>-0.088023</text:p>
              </table:table-cell>
              <table:table-cell office:value-type="float" office:value="16.47418">
                <text:p>16.47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4230000000001">
                <text:p>0.0494230000000001</text:p>
              </table:table-cell>
              <table:table-cell office:value-type="float" office:value="20.27443">
                <text:p>20.27443</text:p>
              </table:table-cell>
              <table:table-cell office:value-type="float" office:value="-0.0176859999999999">
                <text:p>-0.0176859999999999</text:p>
              </table:table-cell>
              <table:table-cell office:value-type="float" office:value="20.2594">
                <text:p>20.2594</text:p>
              </table:table-cell>
              <table:table-cell office:value-type="float" office:value="-0.0317829999999999">
                <text:p>-0.0317829999999999</text:p>
              </table:table-cell>
              <table:table-cell office:value-type="float" office:value="20.24408">
                <text:p>20.24408</text:p>
              </table:table-cell>
              <table:table-cell office:value-type="float" office:value="-0.0360989999999999">
                <text:p>-0.0360989999999999</text:p>
              </table:table-cell>
              <table:table-cell office:value-type="float" office:value="20.21192">
                <text:p>20.21192</text:p>
              </table:table-cell>
              <table:table-cell office:value-type="float" office:value="-0.0375839999999999">
                <text:p>-0.0375839999999999</text:p>
              </table:table-cell>
              <table:table-cell office:value-type="float" office:value="20.16455">
                <text:p>20.16455</text:p>
              </table:table-cell>
              <table:table-cell office:value-type="float" office:value="-0.0379869999999999">
                <text:p>-0.0379869999999999</text:p>
              </table:table-cell>
              <table:table-cell office:value-type="float" office:value="20.08386">
                <text:p>20.08386</text:p>
              </table:table-cell>
              <table:table-cell office:value-type="float" office:value="-0.03806">
                <text:p>-0.03806</text:p>
              </table:table-cell>
              <table:table-cell office:value-type="float" office:value="19.91145">
                <text:p>19.91145</text:p>
              </table:table-cell>
              <table:table-cell office:value-type="float" office:value="-0.0380469999999999">
                <text:p>-0.0380469999999999</text:p>
              </table:table-cell>
              <table:table-cell office:value-type="float" office:value="19.53656">
                <text:p>19.53656</text:p>
              </table:table-cell>
              <table:table-cell office:value-type="float" office:value="-0.0380349999999999">
                <text:p>-0.0380349999999999</text:p>
              </table:table-cell>
              <table:table-cell office:value-type="float" office:value="18.4653">
                <text:p>18.4653</text:p>
              </table:table-cell>
              <table:table-cell office:value-type="float" office:value="-0.038023">
                <text:p>-0.038023</text:p>
              </table:table-cell>
              <table:table-cell office:value-type="float" office:value="13.17892">
                <text:p>13.17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423">
                <text:p>0.099423</text:p>
              </table:table-cell>
              <table:table-cell office:value-type="float" office:value="17.95996">
                <text:p>17.95996</text:p>
              </table:table-cell>
              <table:table-cell office:value-type="float" office:value="0.0323140000000001">
                <text:p>0.0323140000000001</text:p>
              </table:table-cell>
              <table:table-cell office:value-type="float" office:value="17.93625">
                <text:p>17.93625</text:p>
              </table:table-cell>
              <table:table-cell office:value-type="float" office:value="0.018217">
                <text:p>0.018217</text:p>
              </table:table-cell>
              <table:table-cell office:value-type="float" office:value="17.91209">
                <text:p>17.91209</text:p>
              </table:table-cell>
              <table:table-cell office:value-type="float" office:value="0.0139010000000001">
                <text:p>0.0139010000000001</text:p>
              </table:table-cell>
              <table:table-cell office:value-type="float" office:value="17.86157">
                <text:p>17.86157</text:p>
              </table:table-cell>
              <table:table-cell office:value-type="float" office:value="0.012416">
                <text:p>0.012416</text:p>
              </table:table-cell>
              <table:table-cell office:value-type="float" office:value="17.788">
                <text:p>17.788</text:p>
              </table:table-cell>
              <table:table-cell office:value-type="float" office:value="0.0120130000000001">
                <text:p>0.0120130000000001</text:p>
              </table:table-cell>
              <table:table-cell office:value-type="float" office:value="17.66525">
                <text:p>17.66525</text:p>
              </table:table-cell>
              <table:table-cell office:value-type="float" office:value="0.01194">
                <text:p>0.01194</text:p>
              </table:table-cell>
              <table:table-cell office:value-type="float" office:value="17.41032">
                <text:p>17.41032</text:p>
              </table:table-cell>
              <table:table-cell office:value-type="float" office:value="0.011953">
                <text:p>0.011953</text:p>
              </table:table-cell>
              <table:table-cell office:value-type="float" office:value="16.87824">
                <text:p>16.87824</text:p>
              </table:table-cell>
              <table:table-cell office:value-type="float" office:value="0.0119650000000001">
                <text:p>0.0119650000000001</text:p>
              </table:table-cell>
              <table:table-cell office:value-type="float" office:value="15.47389">
                <text:p>15.47389</text:p>
              </table:table-cell>
              <table:table-cell office:value-type="float" office:value="0.011977">
                <text:p>0.011977</text:p>
              </table:table-cell>
              <table:table-cell office:value-type="float" office:value="10.10183">
                <text:p>10.10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423">
                <text:p>0.149423</text:p>
              </table:table-cell>
              <table:table-cell office:value-type="float" office:value="15.05359">
                <text:p>15.05359</text:p>
              </table:table-cell>
              <table:table-cell office:value-type="float" office:value="0.0823140000000001">
                <text:p>0.0823140000000001</text:p>
              </table:table-cell>
              <table:table-cell office:value-type="float" office:value="15.02266">
                <text:p>15.02266</text:p>
              </table:table-cell>
              <table:table-cell office:value-type="float" office:value="0.068217">
                <text:p>0.068217</text:p>
              </table:table-cell>
              <table:table-cell office:value-type="float" office:value="14.9912">
                <text:p>14.9912</text:p>
              </table:table-cell>
              <table:table-cell office:value-type="float" office:value="0.063901">
                <text:p>0.063901</text:p>
              </table:table-cell>
              <table:table-cell office:value-type="float" office:value="14.92571">
                <text:p>14.92571</text:p>
              </table:table-cell>
              <table:table-cell office:value-type="float" office:value="0.062416">
                <text:p>0.062416</text:p>
              </table:table-cell>
              <table:table-cell office:value-type="float" office:value="14.83164">
                <text:p>14.83164</text:p>
              </table:table-cell>
              <table:table-cell office:value-type="float" office:value="0.062013">
                <text:p>0.062013</text:p>
              </table:table-cell>
              <table:table-cell office:value-type="float" office:value="14.67836">
                <text:p>14.67836</text:p>
              </table:table-cell>
              <table:table-cell office:value-type="float" office:value="0.06194">
                <text:p>0.06194</text:p>
              </table:table-cell>
              <table:table-cell office:value-type="float" office:value="14.37041">
                <text:p>14.37041</text:p>
              </table:table-cell>
              <table:table-cell office:value-type="float" office:value="0.061953">
                <text:p>0.061953</text:p>
              </table:table-cell>
              <table:table-cell office:value-type="float" office:value="13.75809">
                <text:p>13.75809</text:p>
              </table:table-cell>
              <table:table-cell office:value-type="float" office:value="0.0619650000000001">
                <text:p>0.0619650000000001</text:p>
              </table:table-cell>
              <table:table-cell office:value-type="float" office:value="12.27988">
                <text:p>12.27988</text:p>
              </table:table-cell>
              <table:table-cell office:value-type="float" office:value="0.061977">
                <text:p>0.061977</text:p>
              </table:table-cell>
              <table:table-cell office:value-type="float" office:value="7.697619">
                <text:p>7.697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423">
                <text:p>0.199423</text:p>
              </table:table-cell>
              <table:table-cell office:value-type="float" office:value="12.15341">
                <text:p>12.15341</text:p>
              </table:table-cell>
              <table:table-cell office:value-type="float" office:value="0.132314">
                <text:p>0.132314</text:p>
              </table:table-cell>
              <table:table-cell office:value-type="float" office:value="12.11835">
                <text:p>12.11835</text:p>
              </table:table-cell>
              <table:table-cell office:value-type="float" office:value="0.118217">
                <text:p>0.118217</text:p>
              </table:table-cell>
              <table:table-cell office:value-type="float" office:value="12.08277">
                <text:p>12.08277</text:p>
              </table:table-cell>
              <table:table-cell office:value-type="float" office:value="0.113901">
                <text:p>0.113901</text:p>
              </table:table-cell>
              <table:table-cell office:value-type="float" office:value="12.00914">
                <text:p>12.00914</text:p>
              </table:table-cell>
              <table:table-cell office:value-type="float" office:value="0.112416">
                <text:p>0.112416</text:p>
              </table:table-cell>
              <table:table-cell office:value-type="float" office:value="11.90521">
                <text:p>11.90521</text:p>
              </table:table-cell>
              <table:table-cell office:value-type="float" office:value="0.112013">
                <text:p>0.112013</text:p>
              </table:table-cell>
              <table:table-cell office:value-type="float" office:value="11.74105">
                <text:p>11.74105</text:p>
              </table:table-cell>
              <table:table-cell office:value-type="float" office:value="0.11194">
                <text:p>0.11194</text:p>
              </table:table-cell>
              <table:table-cell office:value-type="float" office:value="11.42471">
                <text:p>11.42471</text:p>
              </table:table-cell>
              <table:table-cell office:value-type="float" office:value="0.111953">
                <text:p>0.111953</text:p>
              </table:table-cell>
              <table:table-cell office:value-type="float" office:value="10.82951">
                <text:p>10.82951</text:p>
              </table:table-cell>
              <table:table-cell office:value-type="float" office:value="0.111965">
                <text:p>0.111965</text:p>
              </table:table-cell>
              <table:table-cell office:value-type="float" office:value="9.509469">
                <text:p>9.509469</text:p>
              </table:table-cell>
              <table:table-cell office:value-type="float" office:value="0.111977">
                <text:p>0.111977</text:p>
              </table:table-cell>
              <table:table-cell office:value-type="float" office:value="5.973456">
                <text:p>5.973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9423">
                <text:p>0.249423</text:p>
              </table:table-cell>
              <table:table-cell office:value-type="float" office:value="9.720582">
                <text:p>9.720582</text:p>
              </table:table-cell>
              <table:table-cell office:value-type="float" office:value="0.182314">
                <text:p>0.182314</text:p>
              </table:table-cell>
              <table:table-cell office:value-type="float" office:value="9.684237">
                <text:p>9.684237</text:p>
              </table:table-cell>
              <table:table-cell office:value-type="float" office:value="0.168217">
                <text:p>0.168217</text:p>
              </table:table-cell>
              <table:table-cell office:value-type="float" office:value="9.647456">
                <text:p>9.647456</text:p>
              </table:table-cell>
              <table:table-cell office:value-type="float" office:value="0.163901">
                <text:p>0.163901</text:p>
              </table:table-cell>
              <table:table-cell office:value-type="float" office:value="9.571802">
                <text:p>9.571802</text:p>
              </table:table-cell>
              <table:table-cell office:value-type="float" office:value="0.162416">
                <text:p>0.162416</text:p>
              </table:table-cell>
              <table:table-cell office:value-type="float" office:value="9.466876">
                <text:p>9.466876</text:p>
              </table:table-cell>
              <table:table-cell office:value-type="float" office:value="0.162013">
                <text:p>0.162013</text:p>
              </table:table-cell>
              <table:table-cell office:value-type="float" office:value="9.306208">
                <text:p>9.306208</text:p>
              </table:table-cell>
              <table:table-cell office:value-type="float" office:value="0.16194">
                <text:p>0.16194</text:p>
              </table:table-cell>
              <table:table-cell office:value-type="float" office:value="9.009564">
                <text:p>9.009564</text:p>
              </table:table-cell>
              <table:table-cell office:value-type="float" office:value="0.161953">
                <text:p>0.161953</text:p>
              </table:table-cell>
              <table:table-cell office:value-type="float" office:value="8.481533">
                <text:p>8.481533</text:p>
              </table:table-cell>
              <table:table-cell office:value-type="float" office:value="0.161965">
                <text:p>0.161965</text:p>
              </table:table-cell>
              <table:table-cell office:value-type="float" office:value="7.396609">
                <text:p>7.396609</text:p>
              </table:table-cell>
              <table:table-cell office:value-type="float" office:value="0.161977">
                <text:p>0.161977</text:p>
              </table:table-cell>
              <table:table-cell office:value-type="float" office:value="4.766894">
                <text:p>4.766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423">
                <text:p>0.299423</text:p>
              </table:table-cell>
              <table:table-cell office:value-type="float" office:value="7.856183">
                <text:p>7.856183</text:p>
              </table:table-cell>
              <table:table-cell office:value-type="float" office:value="0.232314">
                <text:p>0.232314</text:p>
              </table:table-cell>
              <table:table-cell office:value-type="float" office:value="7.82033">
                <text:p>7.82033</text:p>
              </table:table-cell>
              <table:table-cell office:value-type="float" office:value="0.218217">
                <text:p>0.218217</text:p>
              </table:table-cell>
              <table:table-cell office:value-type="float" office:value="7.784152">
                <text:p>7.784152</text:p>
              </table:table-cell>
              <table:table-cell office:value-type="float" office:value="0.213901">
                <text:p>0.213901</text:p>
              </table:table-cell>
              <table:table-cell office:value-type="float" office:value="7.710169">
                <text:p>7.710169</text:p>
              </table:table-cell>
              <table:table-cell office:value-type="float" office:value="0.212416">
                <text:p>0.212416</text:p>
              </table:table-cell>
              <table:table-cell office:value-type="float" office:value="7.609139">
                <text:p>7.609139</text:p>
              </table:table-cell>
              <table:table-cell office:value-type="float" office:value="0.212013">
                <text:p>0.212013</text:p>
              </table:table-cell>
              <table:table-cell office:value-type="float" office:value="7.458624">
                <text:p>7.458624</text:p>
              </table:table-cell>
              <table:table-cell office:value-type="float" office:value="0.21194">
                <text:p>0.21194</text:p>
              </table:table-cell>
              <table:table-cell office:value-type="float" office:value="7.191331">
                <text:p>7.191331</text:p>
              </table:table-cell>
              <table:table-cell office:value-type="float" office:value="0.211953">
                <text:p>0.211953</text:p>
              </table:table-cell>
              <table:table-cell office:value-type="float" office:value="6.739334">
                <text:p>6.739334</text:p>
              </table:table-cell>
              <table:table-cell office:value-type="float" office:value="0.211965">
                <text:p>0.211965</text:p>
              </table:table-cell>
              <table:table-cell office:value-type="float" office:value="5.871362">
                <text:p>5.871362</text:p>
              </table:table-cell>
              <table:table-cell office:value-type="float" office:value="0.211977">
                <text:p>0.211977</text:p>
              </table:table-cell>
              <table:table-cell office:value-type="float" office:value="3.914523">
                <text:p>3.914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423">
                <text:p>0.349423</text:p>
              </table:table-cell>
              <table:table-cell office:value-type="float" office:value="6.471822">
                <text:p>6.471822</text:p>
              </table:table-cell>
              <table:table-cell office:value-type="float" office:value="0.282314">
                <text:p>0.282314</text:p>
              </table:table-cell>
              <table:table-cell office:value-type="float" office:value="6.437318">
                <text:p>6.437318</text:p>
              </table:table-cell>
              <table:table-cell office:value-type="float" office:value="0.268217">
                <text:p>0.268217</text:p>
              </table:table-cell>
              <table:table-cell office:value-type="float" office:value="6.402599">
                <text:p>6.402599</text:p>
              </table:table-cell>
              <table:table-cell office:value-type="float" office:value="0.263901">
                <text:p>0.263901</text:p>
              </table:table-cell>
              <table:table-cell office:value-type="float" office:value="6.331985">
                <text:p>6.331985</text:p>
              </table:table-cell>
              <table:table-cell office:value-type="float" office:value="0.262416">
                <text:p>0.262416</text:p>
              </table:table-cell>
              <table:table-cell office:value-type="float" office:value="6.236817">
                <text:p>6.236817</text:p>
              </table:table-cell>
              <table:table-cell office:value-type="float" office:value="0.262013">
                <text:p>0.262013</text:p>
              </table:table-cell>
              <table:table-cell office:value-type="float" office:value="6.09826">
                <text:p>6.09826</text:p>
              </table:table-cell>
              <table:table-cell office:value-type="float" office:value="0.26194">
                <text:p>0.26194</text:p>
              </table:table-cell>
              <table:table-cell office:value-type="float" office:value="5.860322">
                <text:p>5.860322</text:p>
              </table:table-cell>
              <table:table-cell office:value-type="float" office:value="0.261953">
                <text:p>0.261953</text:p>
              </table:table-cell>
              <table:table-cell office:value-type="float" office:value="5.47582">
                <text:p>5.47582</text:p>
              </table:table-cell>
              <table:table-cell office:value-type="float" office:value="0.261965">
                <text:p>0.261965</text:p>
              </table:table-cell>
              <table:table-cell office:value-type="float" office:value="4.779936">
                <text:p>4.779936</text:p>
              </table:table-cell>
              <table:table-cell office:value-type="float" office:value="0.261977">
                <text:p>0.261977</text:p>
              </table:table-cell>
              <table:table-cell office:value-type="float" office:value="3.29731">
                <text:p>3.29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9423">
                <text:p>0.399423</text:p>
              </table:table-cell>
              <table:table-cell office:value-type="float" office:value="5.442192">
                <text:p>5.442192</text:p>
              </table:table-cell>
              <table:table-cell office:value-type="float" office:value="0.332314">
                <text:p>0.332314</text:p>
              </table:table-cell>
              <table:table-cell office:value-type="float" office:value="5.409359">
                <text:p>5.409359</text:p>
              </table:table-cell>
              <table:table-cell office:value-type="float" office:value="0.318217">
                <text:p>0.318217</text:p>
              </table:table-cell>
              <table:table-cell office:value-type="float" office:value="5.376415">
                <text:p>5.376415</text:p>
              </table:table-cell>
              <table:table-cell office:value-type="float" office:value="0.313901">
                <text:p>0.313901</text:p>
              </table:table-cell>
              <table:table-cell office:value-type="float" office:value="5.309747">
                <text:p>5.309747</text:p>
              </table:table-cell>
              <table:table-cell office:value-type="float" office:value="0.312416">
                <text:p>0.312416</text:p>
              </table:table-cell>
              <table:table-cell office:value-type="float" office:value="5.220899">
                <text:p>5.220899</text:p>
              </table:table-cell>
              <table:table-cell office:value-type="float" office:value="0.312013">
                <text:p>0.312013</text:p>
              </table:table-cell>
              <table:table-cell office:value-type="float" office:value="5.093989">
                <text:p>5.093989</text:p>
              </table:table-cell>
              <table:table-cell office:value-type="float" office:value="0.31194">
                <text:p>0.31194</text:p>
              </table:table-cell>
              <table:table-cell office:value-type="float" office:value="4.88216">
                <text:p>4.88216</text:p>
              </table:table-cell>
              <table:table-cell office:value-type="float" office:value="0.311953">
                <text:p>0.311953</text:p>
              </table:table-cell>
              <table:table-cell office:value-type="float" office:value="4.553051">
                <text:p>4.553051</text:p>
              </table:table-cell>
              <table:table-cell office:value-type="float" office:value="0.311965">
                <text:p>0.311965</text:p>
              </table:table-cell>
              <table:table-cell office:value-type="float" office:value="3.987328">
                <text:p>3.987328</text:p>
              </table:table-cell>
              <table:table-cell office:value-type="float" office:value="0.311977">
                <text:p>0.311977</text:p>
              </table:table-cell>
              <table:table-cell office:value-type="float" office:value="2.83702">
                <text:p>2.83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9423">
                <text:p>0.449423</text:p>
              </table:table-cell>
              <table:table-cell office:value-type="float" office:value="4.662895">
                <text:p>4.662895</text:p>
              </table:table-cell>
              <table:table-cell office:value-type="float" office:value="0.382314">
                <text:p>0.382314</text:p>
              </table:table-cell>
              <table:table-cell office:value-type="float" office:value="4.631806">
                <text:p>4.631806</text:p>
              </table:table-cell>
              <table:table-cell office:value-type="float" office:value="0.368217">
                <text:p>0.368217</text:p>
              </table:table-cell>
              <table:table-cell office:value-type="float" office:value="4.600698">
                <text:p>4.600698</text:p>
              </table:table-cell>
              <table:table-cell office:value-type="float" office:value="0.363901">
                <text:p>0.363901</text:p>
              </table:table-cell>
              <table:table-cell office:value-type="float" office:value="4.538041">
                <text:p>4.538041</text:p>
              </table:table-cell>
              <table:table-cell office:value-type="float" office:value="0.362416">
                <text:p>0.362416</text:p>
              </table:table-cell>
              <table:table-cell office:value-type="float" office:value="4.455343">
                <text:p>4.455343</text:p>
              </table:table-cell>
              <table:table-cell office:value-type="float" office:value="0.362013">
                <text:p>0.362013</text:p>
              </table:table-cell>
              <table:table-cell office:value-type="float" office:value="4.339098">
                <text:p>4.339098</text:p>
              </table:table-cell>
              <table:table-cell office:value-type="float" office:value="0.36194">
                <text:p>0.36194</text:p>
              </table:table-cell>
              <table:table-cell office:value-type="float" office:value="4.149687">
                <text:p>4.149687</text:p>
              </table:table-cell>
              <table:table-cell office:value-type="float" office:value="0.361953">
                <text:p>0.361953</text:p>
              </table:table-cell>
              <table:table-cell office:value-type="float" office:value="3.865204">
                <text:p>3.865204</text:p>
              </table:table-cell>
              <table:table-cell office:value-type="float" office:value="0.361965">
                <text:p>0.361965</text:p>
              </table:table-cell>
              <table:table-cell office:value-type="float" office:value="3.39752">
                <text:p>3.39752</text:p>
              </table:table-cell>
              <table:table-cell office:value-type="float" office:value="0.361977">
                <text:p>0.361977</text:p>
              </table:table-cell>
              <table:table-cell office:value-type="float" office:value="2.483669">
                <text:p>2.48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9423">
                <text:p>0.499423</text:p>
              </table:table-cell>
              <table:table-cell office:value-type="float" office:value="4.059256">
                <text:p>4.059256</text:p>
              </table:table-cell>
              <table:table-cell office:value-type="float" office:value="0.432314">
                <text:p>0.432314</text:p>
              </table:table-cell>
              <table:table-cell office:value-type="float" office:value="4.029879">
                <text:p>4.029879</text:p>
              </table:table-cell>
              <table:table-cell office:value-type="float" office:value="0.418217">
                <text:p>0.418217</text:p>
              </table:table-cell>
              <table:table-cell office:value-type="float" office:value="4.000565">
                <text:p>4.000565</text:p>
              </table:table-cell>
              <table:table-cell office:value-type="float" office:value="0.413901">
                <text:p>0.413901</text:p>
              </table:table-cell>
              <table:table-cell office:value-type="float" office:value="3.94178">
                <text:p>3.94178</text:p>
              </table:table-cell>
              <table:table-cell office:value-type="float" office:value="0.412416">
                <text:p>0.412416</text:p>
              </table:table-cell>
              <table:table-cell office:value-type="float" office:value="3.864856">
                <text:p>3.864856</text:p>
              </table:table-cell>
              <table:table-cell office:value-type="float" office:value="0.412013">
                <text:p>0.412013</text:p>
              </table:table-cell>
              <table:table-cell office:value-type="float" office:value="3.758197">
                <text:p>3.758197</text:p>
              </table:table-cell>
              <table:table-cell office:value-type="float" office:value="0.41194">
                <text:p>0.41194</text:p>
              </table:table-cell>
              <table:table-cell office:value-type="float" office:value="3.587956">
                <text:p>3.587956</text:p>
              </table:table-cell>
              <table:table-cell office:value-type="float" office:value="0.411953">
                <text:p>0.411953</text:p>
              </table:table-cell>
              <table:table-cell office:value-type="float" office:value="3.339627">
                <text:p>3.339627</text:p>
              </table:table-cell>
              <table:table-cell office:value-type="float" office:value="0.411965">
                <text:p>0.411965</text:p>
              </table:table-cell>
              <table:table-cell office:value-type="float" office:value="2.946814">
                <text:p>2.946814</text:p>
              </table:table-cell>
              <table:table-cell office:value-type="float" office:value="0.411977">
                <text:p>0.411977</text:p>
              </table:table-cell>
              <table:table-cell office:value-type="float" office:value="2.205197">
                <text:p>2.205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9423">
                <text:p>0.549423</text:p>
              </table:table-cell>
              <table:table-cell office:value-type="float" office:value="3.580532">
                <text:p>3.580532</text:p>
              </table:table-cell>
              <table:table-cell office:value-type="float" office:value="0.482314">
                <text:p>0.482314</text:p>
              </table:table-cell>
              <table:table-cell office:value-type="float" office:value="3.552798">
                <text:p>3.552798</text:p>
              </table:table-cell>
              <table:table-cell office:value-type="float" office:value="0.468217">
                <text:p>0.468217</text:p>
              </table:table-cell>
              <table:table-cell office:value-type="float" office:value="3.525197">
                <text:p>3.525197</text:p>
              </table:table-cell>
              <table:table-cell office:value-type="float" office:value="0.463901">
                <text:p>0.463901</text:p>
              </table:table-cell>
              <table:table-cell office:value-type="float" office:value="3.470081">
                <text:p>3.470081</text:p>
              </table:table-cell>
              <table:table-cell office:value-type="float" office:value="0.462416">
                <text:p>0.462416</text:p>
              </table:table-cell>
              <table:table-cell office:value-type="float" office:value="3.398512">
                <text:p>3.398512</text:p>
              </table:table-cell>
              <table:table-cell office:value-type="float" office:value="0.462013">
                <text:p>0.462013</text:p>
              </table:table-cell>
              <table:table-cell office:value-type="float" office:value="3.300458">
                <text:p>3.300458</text:p>
              </table:table-cell>
              <table:table-cell office:value-type="float" office:value="0.46194">
                <text:p>0.46194</text:p>
              </table:table-cell>
              <table:table-cell office:value-type="float" office:value="3.146729">
                <text:p>3.146729</text:p>
              </table:table-cell>
              <table:table-cell office:value-type="float" office:value="0.461953">
                <text:p>0.461953</text:p>
              </table:table-cell>
              <table:table-cell office:value-type="float" office:value="2.928102">
                <text:p>2.928102</text:p>
              </table:table-cell>
              <table:table-cell office:value-type="float" office:value="0.461965">
                <text:p>0.461965</text:p>
              </table:table-cell>
              <table:table-cell office:value-type="float" office:value="2.593617">
                <text:p>2.593617</text:p>
              </table:table-cell>
              <table:table-cell office:value-type="float" office:value="0.461977">
                <text:p>0.461977</text:p>
              </table:table-cell>
              <table:table-cell office:value-type="float" office:value="1.98066">
                <text:p>1.9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9423">
                <text:p>0.599423</text:p>
              </table:table-cell>
              <table:table-cell office:value-type="float" office:value="3.192581">
                <text:p>3.192581</text:p>
              </table:table-cell>
              <table:table-cell office:value-type="float" office:value="0.532314">
                <text:p>0.532314</text:p>
              </table:table-cell>
              <table:table-cell office:value-type="float" office:value="3.16641">
                <text:p>3.16641</text:p>
              </table:table-cell>
              <table:table-cell office:value-type="float" office:value="0.518217">
                <text:p>0.518217</text:p>
              </table:table-cell>
              <table:table-cell office:value-type="float" office:value="3.140432">
                <text:p>3.140432</text:p>
              </table:table-cell>
              <table:table-cell office:value-type="float" office:value="0.513901">
                <text:p>0.513901</text:p>
              </table:table-cell>
              <table:table-cell office:value-type="float" office:value="3.088767">
                <text:p>3.088767</text:p>
              </table:table-cell>
              <table:table-cell office:value-type="float" office:value="0.512416">
                <text:p>0.512416</text:p>
              </table:table-cell>
              <table:table-cell office:value-type="float" office:value="3.022153">
                <text:p>3.022153</text:p>
              </table:table-cell>
              <table:table-cell office:value-type="float" office:value="0.512013">
                <text:p>0.512013</text:p>
              </table:table-cell>
              <table:table-cell office:value-type="float" office:value="2.93185">
                <text:p>2.93185</text:p>
              </table:table-cell>
              <table:table-cell office:value-type="float" office:value="0.51194">
                <text:p>0.51194</text:p>
              </table:table-cell>
              <table:table-cell office:value-type="float" office:value="2.792487">
                <text:p>2.792487</text:p>
              </table:table-cell>
              <table:table-cell office:value-type="float" office:value="0.511953">
                <text:p>0.511953</text:p>
              </table:table-cell>
              <table:table-cell office:value-type="float" office:value="2.598643">
                <text:p>2.598643</text:p>
              </table:table-cell>
              <table:table-cell office:value-type="float" office:value="0.511965">
                <text:p>0.511965</text:p>
              </table:table-cell>
              <table:table-cell office:value-type="float" office:value="2.310539">
                <text:p>2.310539</text:p>
              </table:table-cell>
              <table:table-cell office:value-type="float" office:value="0.511977">
                <text:p>0.511977</text:p>
              </table:table-cell>
              <table:table-cell office:value-type="float" office:value="1.796034">
                <text:p>1.796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9423">
                <text:p>0.649423</text:p>
              </table:table-cell>
              <table:table-cell office:value-type="float" office:value="2.8722">
                <text:p>2.8722</text:p>
              </table:table-cell>
              <table:table-cell office:value-type="float" office:value="0.582314">
                <text:p>0.582314</text:p>
              </table:table-cell>
              <table:table-cell office:value-type="float" office:value="2.847509">
                <text:p>2.847509</text:p>
              </table:table-cell>
              <table:table-cell office:value-type="float" office:value="0.568217">
                <text:p>0.568217</text:p>
              </table:table-cell>
              <table:table-cell office:value-type="float" office:value="2.823065">
                <text:p>2.823065</text:p>
              </table:table-cell>
              <table:table-cell office:value-type="float" office:value="0.563901">
                <text:p>0.563901</text:p>
              </table:table-cell>
              <table:table-cell office:value-type="float" office:value="2.774639">
                <text:p>2.774639</text:p>
              </table:table-cell>
              <table:table-cell office:value-type="float" office:value="0.562416">
                <text:p>0.562416</text:p>
              </table:table-cell>
              <table:table-cell office:value-type="float" office:value="2.712611">
                <text:p>2.712611</text:p>
              </table:table-cell>
              <table:table-cell office:value-type="float" office:value="0.562013">
                <text:p>0.562013</text:p>
              </table:table-cell>
              <table:table-cell office:value-type="float" office:value="2.629327">
                <text:p>2.629327</text:p>
              </table:table-cell>
              <table:table-cell office:value-type="float" office:value="0.56194">
                <text:p>0.56194</text:p>
              </table:table-cell>
              <table:table-cell office:value-type="float" office:value="2.502587">
                <text:p>2.502587</text:p>
              </table:table-cell>
              <table:table-cell office:value-type="float" office:value="0.561953">
                <text:p>0.561953</text:p>
              </table:table-cell>
              <table:table-cell office:value-type="float" office:value="2.329718">
                <text:p>2.329718</text:p>
              </table:table-cell>
              <table:table-cell office:value-type="float" office:value="0.561965">
                <text:p>0.561965</text:p>
              </table:table-cell>
              <table:table-cell office:value-type="float" office:value="2.079194">
                <text:p>2.079194</text:p>
              </table:table-cell>
              <table:table-cell office:value-type="float" office:value="0.561977">
                <text:p>0.561977</text:p>
              </table:table-cell>
              <table:table-cell office:value-type="float" office:value="1.641675">
                <text:p>1.641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423">
                <text:p>0.699423</text:p>
              </table:table-cell>
              <table:table-cell office:value-type="float" office:value="2.603317">
                <text:p>2.603317</text:p>
              </table:table-cell>
              <table:table-cell office:value-type="float" office:value="0.632314">
                <text:p>0.632314</text:p>
              </table:table-cell>
              <table:table-cell office:value-type="float" office:value="2.580027">
                <text:p>2.580027</text:p>
              </table:table-cell>
              <table:table-cell office:value-type="float" office:value="0.618217">
                <text:p>0.618217</text:p>
              </table:table-cell>
              <table:table-cell office:value-type="float" office:value="2.557029">
                <text:p>2.557029</text:p>
              </table:table-cell>
              <table:table-cell office:value-type="float" office:value="0.613901">
                <text:p>0.613901</text:p>
              </table:table-cell>
              <table:table-cell office:value-type="float" office:value="2.511642">
                <text:p>2.511642</text:p>
              </table:table-cell>
              <table:table-cell office:value-type="float" office:value="0.612416">
                <text:p>0.612416</text:p>
              </table:table-cell>
              <table:table-cell office:value-type="float" office:value="2.453866">
                <text:p>2.453866</text:p>
              </table:table-cell>
              <table:table-cell office:value-type="float" office:value="0.612013">
                <text:p>0.612013</text:p>
              </table:table-cell>
              <table:table-cell office:value-type="float" office:value="2.376965">
                <text:p>2.376965</text:p>
              </table:table-cell>
              <table:table-cell office:value-type="float" office:value="0.61194">
                <text:p>0.61194</text:p>
              </table:table-cell>
              <table:table-cell office:value-type="float" office:value="2.261409">
                <text:p>2.261409</text:p>
              </table:table-cell>
              <table:table-cell office:value-type="float" office:value="0.611953">
                <text:p>0.611953</text:p>
              </table:table-cell>
              <table:table-cell office:value-type="float" office:value="2.106512">
                <text:p>2.106512</text:p>
              </table:table-cell>
              <table:table-cell office:value-type="float" office:value="0.611965">
                <text:p>0.611965</text:p>
              </table:table-cell>
              <table:table-cell office:value-type="float" office:value="1.886936">
                <text:p>1.886936</text:p>
              </table:table-cell>
              <table:table-cell office:value-type="float" office:value="0.611977">
                <text:p>0.611977</text:p>
              </table:table-cell>
              <table:table-cell office:value-type="float" office:value="1.510775">
                <text:p>1.510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9423">
                <text:p>0.749423</text:p>
              </table:table-cell>
              <table:table-cell office:value-type="float" office:value="2.374543">
                <text:p>2.374543</text:p>
              </table:table-cell>
              <table:table-cell office:value-type="float" office:value="0.682314">
                <text:p>0.682314</text:p>
              </table:table-cell>
              <table:table-cell office:value-type="float" office:value="2.352577">
                <text:p>2.352577</text:p>
              </table:table-cell>
              <table:table-cell office:value-type="float" office:value="0.668217">
                <text:p>0.668217</text:p>
              </table:table-cell>
              <table:table-cell office:value-type="float" office:value="2.330942">
                <text:p>2.330942</text:p>
              </table:table-cell>
              <table:table-cell office:value-type="float" office:value="0.663901">
                <text:p>0.663901</text:p>
              </table:table-cell>
              <table:table-cell office:value-type="float" office:value="2.288405">
                <text:p>2.288405</text:p>
              </table:table-cell>
              <table:table-cell office:value-type="float" office:value="0.662416">
                <text:p>0.662416</text:p>
              </table:table-cell>
              <table:table-cell office:value-type="float" office:value="2.234576">
                <text:p>2.234576</text:p>
              </table:table-cell>
              <table:table-cell office:value-type="float" office:value="0.662013">
                <text:p>0.662013</text:p>
              </table:table-cell>
              <table:table-cell office:value-type="float" office:value="2.163505">
                <text:p>2.163505</text:p>
              </table:table-cell>
              <table:table-cell office:value-type="float" office:value="0.66194">
                <text:p>0.66194</text:p>
              </table:table-cell>
              <table:table-cell office:value-type="float" office:value="2.057925">
                <text:p>2.057925</text:p>
              </table:table-cell>
              <table:table-cell office:value-type="float" office:value="0.661953">
                <text:p>0.661953</text:p>
              </table:table-cell>
              <table:table-cell office:value-type="float" office:value="1.918584">
                <text:p>1.918584</text:p>
              </table:table-cell>
              <table:table-cell office:value-type="float" office:value="0.661965">
                <text:p>0.661965</text:p>
              </table:table-cell>
              <table:table-cell office:value-type="float" office:value="1.724854">
                <text:p>1.724854</text:p>
              </table:table-cell>
              <table:table-cell office:value-type="float" office:value="0.661977">
                <text:p>0.661977</text:p>
              </table:table-cell>
              <table:table-cell office:value-type="float" office:value="1.398407">
                <text:p>1.398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9423">
                <text:p>0.799423</text:p>
              </table:table-cell>
              <table:table-cell office:value-type="float" office:value="2.177615">
                <text:p>2.177615</text:p>
              </table:table-cell>
              <table:table-cell office:value-type="float" office:value="0.732314">
                <text:p>0.732314</text:p>
              </table:table-cell>
              <table:table-cell office:value-type="float" office:value="2.1569">
                <text:p>2.1569</text:p>
              </table:table-cell>
              <table:table-cell office:value-type="float" office:value="0.718217">
                <text:p>0.718217</text:p>
              </table:table-cell>
              <table:table-cell office:value-type="float" office:value="2.136549">
                <text:p>2.136549</text:p>
              </table:table-cell>
              <table:table-cell office:value-type="float" office:value="0.713901">
                <text:p>0.713901</text:p>
              </table:table-cell>
              <table:table-cell office:value-type="float" office:value="2.096685">
                <text:p>2.096685</text:p>
              </table:table-cell>
              <table:table-cell office:value-type="float" office:value="0.712416">
                <text:p>0.712416</text:p>
              </table:table-cell>
              <table:table-cell office:value-type="float" office:value="2.046523">
                <text:p>2.046523</text:p>
              </table:table-cell>
              <table:table-cell office:value-type="float" office:value="0.712013">
                <text:p>0.712013</text:p>
              </table:table-cell>
              <table:table-cell office:value-type="float" office:value="1.980792">
                <text:p>1.980792</text:p>
              </table:table-cell>
              <table:table-cell office:value-type="float" office:value="0.71194">
                <text:p>0.71194</text:p>
              </table:table-cell>
              <table:table-cell office:value-type="float" office:value="1.884162">
                <text:p>1.884162</text:p>
              </table:table-cell>
              <table:table-cell office:value-type="float" office:value="0.711953">
                <text:p>0.711953</text:p>
              </table:table-cell>
              <table:table-cell office:value-type="float" office:value="1.758401">
                <text:p>1.758401</text:p>
              </table:table-cell>
              <table:table-cell office:value-type="float" office:value="0.711965">
                <text:p>0.711965</text:p>
              </table:table-cell>
              <table:table-cell office:value-type="float" office:value="1.586513">
                <text:p>1.586513</text:p>
              </table:table-cell>
              <table:table-cell office:value-type="float" office:value="0.711977">
                <text:p>0.711977</text:p>
              </table:table-cell>
              <table:table-cell office:value-type="float" office:value="1.300925">
                <text:p>1.300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9423">
                <text:p>0.849423</text:p>
              </table:table-cell>
              <table:table-cell office:value-type="float" office:value="2.0064">
                <text:p>2.0064</text:p>
              </table:table-cell>
              <table:table-cell office:value-type="float" office:value="0.782314">
                <text:p>0.782314</text:p>
              </table:table-cell>
              <table:table-cell office:value-type="float" office:value="1.986865">
                <text:p>1.986865</text:p>
              </table:table-cell>
              <table:table-cell office:value-type="float" office:value="0.768217">
                <text:p>0.768217</text:p>
              </table:table-cell>
              <table:table-cell office:value-type="float" office:value="1.967724">
                <text:p>1.967724</text:p>
              </table:table-cell>
              <table:table-cell office:value-type="float" office:value="0.763901">
                <text:p>0.763901</text:p>
              </table:table-cell>
              <table:table-cell office:value-type="float" office:value="1.930367">
                <text:p>1.930367</text:p>
              </table:table-cell>
              <table:table-cell office:value-type="float" office:value="0.762416">
                <text:p>0.762416</text:p>
              </table:table-cell>
              <table:table-cell office:value-type="float" office:value="1.883617">
                <text:p>1.883617</text:p>
              </table:table-cell>
              <table:table-cell office:value-type="float" office:value="0.762013">
                <text:p>0.762013</text:p>
              </table:table-cell>
              <table:table-cell office:value-type="float" office:value="1.822788">
                <text:p>1.822788</text:p>
              </table:table-cell>
              <table:table-cell office:value-type="float" office:value="0.76194">
                <text:p>0.76194</text:p>
              </table:table-cell>
              <table:table-cell office:value-type="float" office:value="1.734224">
                <text:p>1.734224</text:p>
              </table:table-cell>
              <table:table-cell office:value-type="float" office:value="0.761953">
                <text:p>0.761953</text:p>
              </table:table-cell>
              <table:table-cell office:value-type="float" office:value="1.620403">
                <text:p>1.620403</text:p>
              </table:table-cell>
              <table:table-cell office:value-type="float" office:value="0.761965">
                <text:p>0.761965</text:p>
              </table:table-cell>
              <table:table-cell office:value-type="float" office:value="1.467163">
                <text:p>1.467163</text:p>
              </table:table-cell>
              <table:table-cell office:value-type="float" office:value="0.761977">
                <text:p>0.761977</text:p>
              </table:table-cell>
              <table:table-cell office:value-type="float" office:value="1.215574">
                <text:p>1.215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9423">
                <text:p>0.899423</text:p>
              </table:table-cell>
              <table:table-cell office:value-type="float" office:value="1.85625">
                <text:p>1.85625</text:p>
              </table:table-cell>
              <table:table-cell office:value-type="float" office:value="0.832314">
                <text:p>0.832314</text:p>
              </table:table-cell>
              <table:table-cell office:value-type="float" office:value="1.837828">
                <text:p>1.837828</text:p>
              </table:table-cell>
              <table:table-cell office:value-type="float" office:value="0.818217">
                <text:p>0.818217</text:p>
              </table:table-cell>
              <table:table-cell office:value-type="float" office:value="1.819826">
                <text:p>1.819826</text:p>
              </table:table-cell>
              <table:table-cell office:value-type="float" office:value="0.813901">
                <text:p>0.813901</text:p>
              </table:table-cell>
              <table:table-cell office:value-type="float" office:value="1.78482">
                <text:p>1.78482</text:p>
              </table:table-cell>
              <table:table-cell office:value-type="float" office:value="0.812416">
                <text:p>0.812416</text:p>
              </table:table-cell>
              <table:table-cell office:value-type="float" office:value="1.741246">
                <text:p>1.741246</text:p>
              </table:table-cell>
              <table:table-cell office:value-type="float" office:value="0.812013">
                <text:p>0.812013</text:p>
              </table:table-cell>
              <table:table-cell office:value-type="float" office:value="1.68493">
                <text:p>1.68493</text:p>
              </table:table-cell>
              <table:table-cell office:value-type="float" office:value="0.81194">
                <text:p>0.81194</text:p>
              </table:table-cell>
              <table:table-cell office:value-type="float" office:value="1.603664">
                <text:p>1.603664</text:p>
              </table:table-cell>
              <table:table-cell office:value-type="float" office:value="0.811953">
                <text:p>0.811953</text:p>
              </table:table-cell>
              <table:table-cell office:value-type="float" office:value="1.500407">
                <text:p>1.500407</text:p>
              </table:table-cell>
              <table:table-cell office:value-type="float" office:value="0.811965">
                <text:p>0.811965</text:p>
              </table:table-cell>
              <table:table-cell office:value-type="float" office:value="1.363226">
                <text:p>1.363226</text:p>
              </table:table-cell>
              <table:table-cell office:value-type="float" office:value="0.811977">
                <text:p>0.811977</text:p>
              </table:table-cell>
              <table:table-cell office:value-type="float" office:value="1.140239">
                <text:p>1.140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423">
                <text:p>0.949423</text:p>
              </table:table-cell>
              <table:table-cell office:value-type="float" office:value="1.723578">
                <text:p>1.723578</text:p>
              </table:table-cell>
              <table:table-cell office:value-type="float" office:value="0.882314">
                <text:p>0.882314</text:p>
              </table:table-cell>
              <table:table-cell office:value-type="float" office:value="1.706205">
                <text:p>1.706205</text:p>
              </table:table-cell>
              <table:table-cell office:value-type="float" office:value="0.868217">
                <text:p>0.868217</text:p>
              </table:table-cell>
              <table:table-cell office:value-type="float" office:value="1.689274">
                <text:p>1.689274</text:p>
              </table:table-cell>
              <table:table-cell office:value-type="float" office:value="0.863901">
                <text:p>0.863901</text:p>
              </table:table-cell>
              <table:table-cell office:value-type="float" office:value="1.656474">
                <text:p>1.656474</text:p>
              </table:table-cell>
              <table:table-cell office:value-type="float" office:value="0.862416">
                <text:p>0.862416</text:p>
              </table:table-cell>
              <table:table-cell office:value-type="float" office:value="1.615859">
                <text:p>1.615859</text:p>
              </table:table-cell>
              <table:table-cell office:value-type="float" office:value="0.862013">
                <text:p>0.862013</text:p>
              </table:table-cell>
              <table:table-cell office:value-type="float" office:value="1.563704">
                <text:p>1.563704</text:p>
              </table:table-cell>
              <table:table-cell office:value-type="float" office:value="0.86194">
                <text:p>0.86194</text:p>
              </table:table-cell>
              <table:table-cell office:value-type="float" office:value="1.489064">
                <text:p>1.489064</text:p>
              </table:table-cell>
              <table:table-cell office:value-type="float" office:value="0.861953">
                <text:p>0.861953</text:p>
              </table:table-cell>
              <table:table-cell office:value-type="float" office:value="1.395202">
                <text:p>1.395202</text:p>
              </table:table-cell>
              <table:table-cell office:value-type="float" office:value="0.861965">
                <text:p>0.861965</text:p>
              </table:table-cell>
              <table:table-cell office:value-type="float" office:value="1.271961">
                <text:p>1.271961</text:p>
              </table:table-cell>
              <table:table-cell office:value-type="float" office:value="0.861977">
                <text:p>0.861977</text:p>
              </table:table-cell>
              <table:table-cell office:value-type="float" office:value="1.073263">
                <text:p>1.073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423">
                <text:p>0.999423</text:p>
              </table:table-cell>
              <table:table-cell office:value-type="float" office:value="1.605566">
                <text:p>1.605566</text:p>
              </table:table-cell>
              <table:table-cell office:value-type="float" office:value="0.932314">
                <text:p>0.932314</text:p>
              </table:table-cell>
              <table:table-cell office:value-type="float" office:value="1.589181">
                <text:p>1.589181</text:p>
              </table:table-cell>
              <table:table-cell office:value-type="float" office:value="0.918217">
                <text:p>0.918217</text:p>
              </table:table-cell>
              <table:table-cell office:value-type="float" office:value="1.573258">
                <text:p>1.573258</text:p>
              </table:table-cell>
              <table:table-cell office:value-type="float" office:value="0.913901">
                <text:p>0.913901</text:p>
              </table:table-cell>
              <table:table-cell office:value-type="float" office:value="1.542526">
                <text:p>1.542526</text:p>
              </table:table-cell>
              <table:table-cell office:value-type="float" office:value="0.912416">
                <text:p>0.912416</text:p>
              </table:table-cell>
              <table:table-cell office:value-type="float" office:value="1.504671">
                <text:p>1.504671</text:p>
              </table:table-cell>
              <table:table-cell office:value-type="float" office:value="0.912013">
                <text:p>0.912013</text:p>
              </table:table-cell>
              <table:table-cell office:value-type="float" office:value="1.456359">
                <text:p>1.456359</text:p>
              </table:table-cell>
              <table:table-cell office:value-type="float" office:value="0.91194">
                <text:p>0.91194</text:p>
              </table:table-cell>
              <table:table-cell office:value-type="float" office:value="1.387754">
                <text:p>1.387754</text:p>
              </table:table-cell>
              <table:table-cell office:value-type="float" office:value="0.911953">
                <text:p>0.911953</text:p>
              </table:table-cell>
              <table:table-cell office:value-type="float" office:value="1.30229">
                <text:p>1.30229</text:p>
              </table:table-cell>
              <table:table-cell office:value-type="float" office:value="0.911965">
                <text:p>0.911965</text:p>
              </table:table-cell>
              <table:table-cell office:value-type="float" office:value="1.191229">
                <text:p>1.191229</text:p>
              </table:table-cell>
              <table:table-cell office:value-type="float" office:value="0.911977">
                <text:p>0.911977</text:p>
              </table:table-cell>
              <table:table-cell office:value-type="float" office:value="1.013338">
                <text:p>1.013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